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446" calcext:value-type="float">
            <text:p>0.026446</text:p>
          </table:table-cell>
          <table:table-cell office:value-type="float" office:value="0.037397" calcext:value-type="float">
            <text:p>0.037397</text:p>
          </table:table-cell>
          <table:table-cell office:value-type="float" office:value="0.039008" calcext:value-type="float">
            <text:p>0.039008</text:p>
          </table:table-cell>
          <table:table-cell office:value-type="float" office:value="0.044256" calcext:value-type="float">
            <text:p>0.044256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223058" calcext:value-type="float">
            <text:p>0.223058</text:p>
          </table:table-cell>
          <table:table-cell office:value-type="float" office:value="0.344793" calcext:value-type="float">
            <text:p>0.344793</text:p>
          </table:table-cell>
          <table:table-cell office:value-type="float" office:value="0.615331" calcext:value-type="float">
            <text:p>0.615331</text:p>
          </table:table-cell>
          <table:table-cell office:value-type="float" office:value="0.697603" calcext:value-type="float">
            <text:p>0.69760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02116" calcext:value-type="float">
            <text:p>0.302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059174" calcext:value-type="float">
            <text:p>0.059174</text:p>
          </table:table-cell>
          <table:table-cell office:value-type="float" office:value="0.202562" calcext:value-type="float">
            <text:p>0.202562</text:p>
          </table:table-cell>
          <table:table-cell office:value-type="float" office:value="0.257521" calcext:value-type="float">
            <text:p>0.257521</text:p>
          </table:table-cell>
          <table:table-cell office:value-type="float" office:value="0.39905" calcext:value-type="float">
            <text:p>0.39905</text:p>
          </table:table-cell>
          <table:table-cell office:value-type="float" office:value="0.598678" calcext:value-type="float">
            <text:p>0.598678</text:p>
          </table:table-cell>
          <table:table-cell office:value-type="float" office:value="0.669587" calcext:value-type="float">
            <text:p>0.669587</text:p>
          </table:table-cell>
          <table:table-cell office:value-type="float" office:value="0.697562" calcext:value-type="float">
            <text:p>0.697562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498413" calcext:value-type="float">
            <text:p>0.4984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133802" calcext:value-type="float">
            <text:p>0.133802</text:p>
          </table:table-cell>
          <table:table-cell office:value-type="float" office:value="0.359008" calcext:value-type="float">
            <text:p>0.359008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0.655744" calcext:value-type="float">
            <text:p>0.655744</text:p>
          </table:table-cell>
          <table:table-cell office:value-type="float" office:value="0.68657" calcext:value-type="float">
            <text:p>0.68657</text:p>
          </table:table-cell>
          <table:table-cell office:value-type="float" office:value="0.699959" calcext:value-type="float">
            <text:p>0.69995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590033" calcext:value-type="float">
            <text:p>0.5900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280455" calcext:value-type="float">
            <text:p>0.280455</text:p>
          </table:table-cell>
          <table:table-cell office:value-type="float" office:value="0.555331" calcext:value-type="float">
            <text:p>0.555331</text:p>
          </table:table-cell>
          <table:table-cell office:value-type="float" office:value="0.655992" calcext:value-type="float">
            <text:p>0.655992</text:p>
          </table:table-cell>
          <table:table-cell office:value-type="float" office:value="0.687645" calcext:value-type="float">
            <text:p>0.6876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637942" calcext:value-type="float">
            <text:p>0.6379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283223" calcext:value-type="float">
            <text:p>0.283223</text:p>
          </table:table-cell>
          <table:table-cell office:value-type="float" office:value="0.555702" calcext:value-type="float">
            <text:p>0.555702</text:p>
          </table:table-cell>
          <table:table-cell office:value-type="float" office:value="0.655289" calcext:value-type="float">
            <text:p>0.655289</text:p>
          </table:table-cell>
          <table:table-cell office:value-type="float" office:value="0.693017" calcext:value-type="float">
            <text:p>0.69301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165" calcext:value-type="float">
            <text:p>0.700165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3874" calcext:value-type="float">
            <text:p>0.638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389215" calcext:value-type="float">
            <text:p>0.389215</text:p>
          </table:table-cell>
          <table:table-cell office:value-type="float" office:value="0.616818" calcext:value-type="float">
            <text:p>0.616818</text:p>
          </table:table-cell>
          <table:table-cell office:value-type="float" office:value="0.677645" calcext:value-type="float">
            <text:p>0.677645</text:p>
          </table:table-cell>
          <table:table-cell office:value-type="float" office:value="0.697314" calcext:value-type="float">
            <text:p>0.69731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58132" calcext:value-type="float">
            <text:p>0.6581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367314" calcext:value-type="float">
            <text:p>0.367314</text:p>
          </table:table-cell>
          <table:table-cell office:value-type="float" office:value="0.612645" calcext:value-type="float">
            <text:p>0.612645</text:p>
          </table:table-cell>
          <table:table-cell office:value-type="float" office:value="0.676116" calcext:value-type="float">
            <text:p>0.676116</text:p>
          </table:table-cell>
          <table:table-cell office:value-type="float" office:value="0.696033" calcext:value-type="float">
            <text:p>0.69603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55244" calcext:value-type="float">
            <text:p>0.6552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310331" calcext:value-type="float">
            <text:p>0.310331</text:p>
          </table:table-cell>
          <table:table-cell office:value-type="float" office:value="0.64438" calcext:value-type="float">
            <text:p>0.64438</text:p>
          </table:table-cell>
          <table:table-cell office:value-type="float" office:value="0.688802" calcext:value-type="float">
            <text:p>0.688802</text:p>
          </table:table-cell>
          <table:table-cell office:value-type="float" office:value="0.697603" calcext:value-type="float">
            <text:p>0.69760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54145" calcext:value-type="float">
            <text:p>0.6541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32157" calcext:value-type="float">
            <text:p>0.32157</text:p>
          </table:table-cell>
          <table:table-cell office:value-type="float" office:value="0.653595" calcext:value-type="float">
            <text:p>0.653595</text:p>
          </table:table-cell>
          <table:table-cell office:value-type="float" office:value="0.691942" calcext:value-type="float">
            <text:p>0.691942</text:p>
          </table:table-cell>
          <table:table-cell office:value-type="float" office:value="0.699917" calcext:value-type="float">
            <text:p>0.69991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56798" calcext:value-type="float">
            <text:p>0.6567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107" calcext:value-type="float">
            <text:p>0.047107</text:p>
          </table:table-cell>
          <table:table-cell office:value-type="float" office:value="0.390372" calcext:value-type="float">
            <text:p>0.390372</text:p>
          </table:table-cell>
          <table:table-cell office:value-type="float" office:value="0.639215" calcext:value-type="float">
            <text:p>0.639215</text:p>
          </table:table-cell>
          <table:table-cell office:value-type="float" office:value="0.695248" calcext:value-type="float">
            <text:p>0.69524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62583" calcext:value-type="float">
            <text:p>0.6625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376983" calcext:value-type="float">
            <text:p>0.376983</text:p>
          </table:table-cell>
          <table:table-cell office:value-type="float" office:value="0.674339" calcext:value-type="float">
            <text:p>0.674339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6526" calcext:value-type="float">
            <text:p>0.665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472438" calcext:value-type="float">
            <text:p>0.472438</text:p>
          </table:table-cell>
          <table:table-cell office:value-type="float" office:value="0.673843" calcext:value-type="float">
            <text:p>0.673843</text:p>
          </table:table-cell>
          <table:table-cell office:value-type="float" office:value="0.698347" calcext:value-type="float">
            <text:p>0.69834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529" calcext:value-type="float">
            <text:p>0.701529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74616" calcext:value-type="float">
            <text:p>0.6746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2562" calcext:value-type="float">
            <text:p>0.192562</text:p>
          </table:table-cell>
          <table:table-cell office:value-type="float" office:value="0.428512" calcext:value-type="float">
            <text:p>0.428512</text:p>
          </table:table-cell>
          <table:table-cell office:value-type="float" office:value="0.670909" calcext:value-type="float">
            <text:p>0.670909</text:p>
          </table:table-cell>
          <table:table-cell office:value-type="float" office:value="0.699504" calcext:value-type="float">
            <text:p>0.69950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70017" calcext:value-type="float">
            <text:p>0.6700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2562" calcext:value-type="float">
            <text:p>0.192562</text:p>
          </table:table-cell>
          <table:table-cell office:value-type="float" office:value="0.56062" calcext:value-type="float">
            <text:p>0.56062</text:p>
          </table:table-cell>
          <table:table-cell office:value-type="float" office:value="0.690661" calcext:value-type="float">
            <text:p>0.69066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81" calcext:value-type="float">
            <text:p>0.701281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85256" calcext:value-type="float">
            <text:p>0.6852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0826" calcext:value-type="float">
            <text:p>0.200826</text:p>
          </table:table-cell>
          <table:table-cell office:value-type="float" office:value="0.558719" calcext:value-type="float">
            <text:p>0.558719</text:p>
          </table:table-cell>
          <table:table-cell office:value-type="float" office:value="0.687851" calcext:value-type="float">
            <text:p>0.687851</text:p>
          </table:table-cell>
          <table:table-cell office:value-type="float" office:value="0.699711" calcext:value-type="float">
            <text:p>0.69971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355" calcext:value-type="float">
            <text:p>0.702355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84864" calcext:value-type="float">
            <text:p>0.6848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4959" calcext:value-type="float">
            <text:p>0.304959</text:p>
          </table:table-cell>
          <table:table-cell office:value-type="float" office:value="0.609669" calcext:value-type="float">
            <text:p>0.609669</text:p>
          </table:table-cell>
          <table:table-cell office:value-type="float" office:value="0.692273" calcext:value-type="float">
            <text:p>0.69227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562" calcext:value-type="float">
            <text:p>0.702562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045" calcext:value-type="float">
            <text:p>0.690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7851" calcext:value-type="float">
            <text:p>0.257851</text:p>
          </table:table-cell>
          <table:table-cell office:value-type="float" office:value="0.59343" calcext:value-type="float">
            <text:p>0.59343</text:p>
          </table:table-cell>
          <table:table-cell office:value-type="float" office:value="0.692107" calcext:value-type="float">
            <text:p>0.69210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19" calcext:value-type="float">
            <text:p>0.703719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88926" calcext:value-type="float">
            <text:p>0.6889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124" calcext:value-type="float">
            <text:p>0.05124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693595" calcext:value-type="float">
            <text:p>0.69359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851" calcext:value-type="float">
            <text:p>0.70285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78736" calcext:value-type="float">
            <text:p>0.6787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5" calcext:value-type="float">
            <text:p>0.58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01" calcext:value-type="float">
            <text:p>0.701901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8869" calcext:value-type="float">
            <text:p>0.688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26364" calcext:value-type="float">
            <text:p>0.626364</text:p>
          </table:table-cell>
          <table:table-cell office:value-type="float" office:value="0.699132" calcext:value-type="float">
            <text:p>0.69913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02" calcext:value-type="float">
            <text:p>0.703802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9293" calcext:value-type="float">
            <text:p>0.692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843" calcext:value-type="float">
            <text:p>0.038843</text:p>
          </table:table-cell>
          <table:table-cell office:value-type="float" office:value="0.513843" calcext:value-type="float">
            <text:p>0.513843</text:p>
          </table:table-cell>
          <table:table-cell office:value-type="float" office:value="0.692397" calcext:value-type="float">
            <text:p>0.69239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769" calcext:value-type="float">
            <text:p>0.702769</text:p>
          </table:table-cell>
          <table:table-cell office:value-type="float" office:value="0.719008" calcext:value-type="float">
            <text:p>0.719008</text:p>
          </table:table-cell>
          <table:table-cell office:value-type="float" office:value="0.680901" calcext:value-type="float">
            <text:p>0.6809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3636" calcext:value-type="float">
            <text:p>0.063636</text:p>
          </table:table-cell>
          <table:table-cell office:value-type="float" office:value="0.559669" calcext:value-type="float">
            <text:p>0.559669</text:p>
          </table:table-cell>
          <table:table-cell office:value-type="float" office:value="0.690909" calcext:value-type="float">
            <text:p>0.69090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19" calcext:value-type="float">
            <text:p>0.703719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8543" calcext:value-type="float">
            <text:p>0.685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07438" calcext:value-type="float">
            <text:p>0.407438</text:p>
          </table:table-cell>
          <table:table-cell office:value-type="float" office:value="0.618347" calcext:value-type="float">
            <text:p>0.618347</text:p>
          </table:table-cell>
          <table:table-cell office:value-type="float" office:value="0.68938" calcext:value-type="float">
            <text:p>0.6893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256" calcext:value-type="float">
            <text:p>0.704256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91198" calcext:value-type="float">
            <text:p>0.69119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65455" calcext:value-type="float">
            <text:p>0.565455</text:p>
          </table:table-cell>
          <table:table-cell office:value-type="float" office:value="0.690661" calcext:value-type="float">
            <text:p>0.69066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43" calcext:value-type="float">
            <text:p>0.703843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85996" calcext:value-type="float">
            <text:p>0.6859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17355" calcext:value-type="float">
            <text:p>0.217355</text:p>
          </table:table-cell>
          <table:table-cell office:value-type="float" office:value="0.57376" calcext:value-type="float">
            <text:p>0.57376</text:p>
          </table:table-cell>
          <table:table-cell office:value-type="float" office:value="0.692769" calcext:value-type="float">
            <text:p>0.6927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157" calcext:value-type="float">
            <text:p>0.706157</text:p>
          </table:table-cell>
          <table:table-cell office:value-type="float" office:value="0.720661" calcext:value-type="float">
            <text:p>0.720661</text:p>
          </table:table-cell>
          <table:table-cell office:value-type="float" office:value="0.687269" calcext:value-type="float">
            <text:p>0.6872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10744" calcext:value-type="float">
            <text:p>0.310744</text:p>
          </table:table-cell>
          <table:table-cell office:value-type="float" office:value="0.590041" calcext:value-type="float">
            <text:p>0.590041</text:p>
          </table:table-cell>
          <table:table-cell office:value-type="float" office:value="0.695537" calcext:value-type="float">
            <text:p>0.69553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868" calcext:value-type="float">
            <text:p>0.705868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89145" calcext:value-type="float">
            <text:p>0.6891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23967" calcext:value-type="float">
            <text:p>0.323967</text:p>
          </table:table-cell>
          <table:table-cell office:value-type="float" office:value="0.638223" calcext:value-type="float">
            <text:p>0.638223</text:p>
          </table:table-cell>
          <table:table-cell office:value-type="float" office:value="0.698182" calcext:value-type="float">
            <text:p>0.69818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901" calcext:value-type="float">
            <text:p>0.706901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4331" calcext:value-type="float">
            <text:p>0.69433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5372" calcext:value-type="float">
            <text:p>0.255372</text:p>
          </table:table-cell>
          <table:table-cell office:value-type="float" office:value="0.58905" calcext:value-type="float">
            <text:p>0.58905</text:p>
          </table:table-cell>
          <table:table-cell office:value-type="float" office:value="0.697562" calcext:value-type="float">
            <text:p>0.69756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89322" calcext:value-type="float">
            <text:p>0.68932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2975" calcext:value-type="float">
            <text:p>0.142975</text:p>
          </table:table-cell>
          <table:table-cell office:value-type="float" office:value="0.505826" calcext:value-type="float">
            <text:p>0.505826</text:p>
          </table:table-cell>
          <table:table-cell office:value-type="float" office:value="0.69186" calcext:value-type="float">
            <text:p>0.6918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8043" calcext:value-type="float">
            <text:p>0.680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595" calcext:value-type="float">
            <text:p>0.58595</text:p>
          </table:table-cell>
          <table:table-cell office:value-type="float" office:value="0.697355" calcext:value-type="float">
            <text:p>0.6973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851" calcext:value-type="float">
            <text:p>0.707851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89116" calcext:value-type="float">
            <text:p>0.6891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3306" calcext:value-type="float">
            <text:p>0.633306</text:p>
          </table:table-cell>
          <table:table-cell office:value-type="float" office:value="0.699256" calcext:value-type="float">
            <text:p>0.69925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661" calcext:value-type="float">
            <text:p>0.705661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3822" calcext:value-type="float">
            <text:p>0.69382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3017" calcext:value-type="float">
            <text:p>0.613017</text:p>
          </table:table-cell>
          <table:table-cell office:value-type="float" office:value="0.698099" calcext:value-type="float">
            <text:p>0.69809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992" calcext:value-type="float">
            <text:p>0.705992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1711" calcext:value-type="float">
            <text:p>0.6917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40124" calcext:value-type="float">
            <text:p>0.640124</text:p>
          </table:table-cell>
          <table:table-cell office:value-type="float" office:value="0.697025" calcext:value-type="float">
            <text:p>0.69702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9959" calcext:value-type="float">
            <text:p>0.709959</text:p>
          </table:table-cell>
          <table:table-cell office:value-type="float" office:value="0.721488" calcext:value-type="float">
            <text:p>0.721488</text:p>
          </table:table-cell>
          <table:table-cell office:value-type="float" office:value="0.694711" calcext:value-type="float">
            <text:p>0.69471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124" calcext:value-type="float">
            <text:p>0.55124</text:p>
          </table:table-cell>
          <table:table-cell office:value-type="float" office:value="0.662438" calcext:value-type="float">
            <text:p>0.662438</text:p>
          </table:table-cell>
          <table:table-cell office:value-type="float" office:value="0.697314" calcext:value-type="float">
            <text:p>0.69731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826" calcext:value-type="float">
            <text:p>0.71082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058" calcext:value-type="float">
            <text:p>0.69705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2851" calcext:value-type="float">
            <text:p>0.632851</text:p>
          </table:table-cell>
          <table:table-cell office:value-type="float" office:value="0.69719" calcext:value-type="float">
            <text:p>0.697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8595" calcext:value-type="float">
            <text:p>0.70859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864" calcext:value-type="float">
            <text:p>0.6938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6281" calcext:value-type="float">
            <text:p>0.546281</text:p>
          </table:table-cell>
          <table:table-cell office:value-type="float" office:value="0.665744" calcext:value-type="float">
            <text:p>0.665744</text:p>
          </table:table-cell>
          <table:table-cell office:value-type="float" office:value="0.698347" calcext:value-type="float">
            <text:p>0.69834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603" calcext:value-type="float">
            <text:p>0.70760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169" calcext:value-type="float">
            <text:p>0.6971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46281" calcext:value-type="float">
            <text:p>0.546281</text:p>
          </table:table-cell>
          <table:table-cell office:value-type="float" office:value="0.647479" calcext:value-type="float">
            <text:p>0.647479</text:p>
          </table:table-cell>
          <table:table-cell office:value-type="float" office:value="0.695413" calcext:value-type="float">
            <text:p>0.69541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8099" calcext:value-type="float">
            <text:p>0.70809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099" calcext:value-type="float">
            <text:p>0.69509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5785" calcext:value-type="float">
            <text:p>0.305785</text:p>
          </table:table-cell>
          <table:table-cell office:value-type="float" office:value="0.596901" calcext:value-type="float">
            <text:p>0.596901</text:p>
          </table:table-cell>
          <table:table-cell office:value-type="float" office:value="0.694545" calcext:value-type="float">
            <text:p>0.6945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066" calcext:value-type="float">
            <text:p>0.70706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851" calcext:value-type="float">
            <text:p>0.68985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57851" calcext:value-type="float">
            <text:p>0.257851</text:p>
          </table:table-cell>
          <table:table-cell office:value-type="float" office:value="0.605372" calcext:value-type="float">
            <text:p>0.605372</text:p>
          </table:table-cell>
          <table:table-cell office:value-type="float" office:value="0.69595" calcext:value-type="float">
            <text:p>0.6959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124" calcext:value-type="float">
            <text:p>0.70512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645" calcext:value-type="float">
            <text:p>0.69064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7603" calcext:value-type="float">
            <text:p>0.387603</text:p>
          </table:table-cell>
          <table:table-cell office:value-type="float" office:value="0.636116" calcext:value-type="float">
            <text:p>0.636116</text:p>
          </table:table-cell>
          <table:table-cell office:value-type="float" office:value="0.697851" calcext:value-type="float">
            <text:p>0.69785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562" calcext:value-type="float">
            <text:p>0.70256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653" calcext:value-type="float">
            <text:p>0.69365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1983" calcext:value-type="float">
            <text:p>0.261983</text:p>
          </table:table-cell>
          <table:table-cell office:value-type="float" office:value="0.597107" calcext:value-type="float">
            <text:p>0.597107</text:p>
          </table:table-cell>
          <table:table-cell office:value-type="float" office:value="0.696488" calcext:value-type="float">
            <text:p>0.69648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19" calcext:value-type="float">
            <text:p>0.70371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731" calcext:value-type="float">
            <text:p>0.6897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7603" calcext:value-type="float">
            <text:p>0.387603</text:p>
          </table:table-cell>
          <table:table-cell office:value-type="float" office:value="0.606612" calcext:value-type="float">
            <text:p>0.606612</text:p>
          </table:table-cell>
          <table:table-cell office:value-type="float" office:value="0.69843" calcext:value-type="float">
            <text:p>0.6984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19" calcext:value-type="float">
            <text:p>0.70371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876" calcext:value-type="float">
            <text:p>0.69087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5785" calcext:value-type="float">
            <text:p>0.105785</text:p>
          </table:table-cell>
          <table:table-cell office:value-type="float" office:value="0.56343" calcext:value-type="float">
            <text:p>0.56343</text:p>
          </table:table-cell>
          <table:table-cell office:value-type="float" office:value="0.699132" calcext:value-type="float">
            <text:p>0.69913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6504" calcext:value-type="float">
            <text:p>0.68650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60207" calcext:value-type="float">
            <text:p>0.5602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711" calcext:value-type="float">
            <text:p>0.70471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6492" calcext:value-type="float">
            <text:p>0.68649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00289" calcext:value-type="float">
            <text:p>0.60028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752" calcext:value-type="float">
            <text:p>0.70475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504" calcext:value-type="float">
            <text:p>0.6905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52893" calcext:value-type="float">
            <text:p>0.252893</text:p>
          </table:table-cell>
          <table:table-cell office:value-type="float" office:value="0.608099" calcext:value-type="float">
            <text:p>0.608099</text:p>
          </table:table-cell>
          <table:table-cell office:value-type="float" office:value="0.699959" calcext:value-type="float">
            <text:p>0.69995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992" calcext:value-type="float">
            <text:p>0.70599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405" calcext:value-type="float">
            <text:p>0.69140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.629752" calcext:value-type="float">
            <text:p>0.6297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207" calcext:value-type="float">
            <text:p>0.70520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496" calcext:value-type="float">
            <text:p>0.6934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3017" calcext:value-type="float">
            <text:p>0.583017</text:p>
          </table:table-cell>
          <table:table-cell office:value-type="float" office:value="0.69843" calcext:value-type="float">
            <text:p>0.6984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033" calcext:value-type="float">
            <text:p>0.70603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748" calcext:value-type="float">
            <text:p>0.6887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0579" calcext:value-type="float">
            <text:p>0.330579</text:p>
          </table:table-cell>
          <table:table-cell office:value-type="float" office:value="0.619545" calcext:value-type="float">
            <text:p>0.619545</text:p>
          </table:table-cell>
          <table:table-cell office:value-type="float" office:value="0.699669" calcext:value-type="float">
            <text:p>0.699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793" calcext:value-type="float">
            <text:p>0.70479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401" calcext:value-type="float">
            <text:p>0.6924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91736" calcext:value-type="float">
            <text:p>0.291736</text:p>
          </table:table-cell>
          <table:table-cell office:value-type="float" office:value="0.647066" calcext:value-type="float">
            <text:p>0.64706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339" calcext:value-type="float">
            <text:p>0.70433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14" calcext:value-type="float">
            <text:p>0.695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24752" calcext:value-type="float">
            <text:p>0.6247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723" calcext:value-type="float">
            <text:p>0.69272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632273" calcext:value-type="float">
            <text:p>0.632273</text:p>
          </table:table-cell>
          <table:table-cell office:value-type="float" office:value="0.69938" calcext:value-type="float">
            <text:p>0.6993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413" calcext:value-type="float">
            <text:p>0.69341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9008" calcext:value-type="float">
            <text:p>0.619008</text:p>
          </table:table-cell>
          <table:table-cell office:value-type="float" office:value="0.677727" calcext:value-type="float">
            <text:p>0.677727</text:p>
          </table:table-cell>
          <table:table-cell office:value-type="float" office:value="0.697107" calcext:value-type="float">
            <text:p>0.69710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793" calcext:value-type="float">
            <text:p>0.70479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963" calcext:value-type="float">
            <text:p>0.6979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97521" calcext:value-type="float">
            <text:p>0.6975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124" calcext:value-type="float">
            <text:p>0.6951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1983" calcext:value-type="float">
            <text:p>0.6519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446" calcext:value-type="float">
            <text:p>0.69544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77686" calcext:value-type="float">
            <text:p>0.477686</text:p>
          </table:table-cell>
          <table:table-cell office:value-type="float" office:value="0.655785" calcext:value-type="float">
            <text:p>0.655785</text:p>
          </table:table-cell>
          <table:table-cell office:value-type="float" office:value="0.699876" calcext:value-type="float">
            <text:p>0.699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814" calcext:value-type="float">
            <text:p>0.69581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0413" calcext:value-type="float">
            <text:p>0.63041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08" calcext:value-type="float">
            <text:p>0.70400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442" calcext:value-type="float">
            <text:p>0.69344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47934" calcext:value-type="float">
            <text:p>0.247934</text:p>
          </table:table-cell>
          <table:table-cell office:value-type="float" office:value="0.608926" calcext:value-type="float">
            <text:p>0.608926</text:p>
          </table:table-cell>
          <table:table-cell office:value-type="float" office:value="0.699174" calcext:value-type="float">
            <text:p>0.6991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14" calcext:value-type="float">
            <text:p>0.703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124" calcext:value-type="float">
            <text:p>0.69112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71488" calcext:value-type="float">
            <text:p>0.571488</text:p>
          </table:table-cell>
          <table:table-cell office:value-type="float" office:value="0.696529" calcext:value-type="float">
            <text:p>0.69652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554" calcext:value-type="float">
            <text:p>0.70355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157" calcext:value-type="float">
            <text:p>0.68715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94545" calcext:value-type="float">
            <text:p>0.594545</text:p>
          </table:table-cell>
          <table:table-cell office:value-type="float" office:value="0.697355" calcext:value-type="float">
            <text:p>0.6973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628" calcext:value-type="float">
            <text:p>0.70462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653" calcext:value-type="float">
            <text:p>0.68965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595" calcext:value-type="float">
            <text:p>0.18595</text:p>
          </table:table-cell>
          <table:table-cell office:value-type="float" office:value="0.636488" calcext:value-type="float">
            <text:p>0.636488</text:p>
          </table:table-cell>
          <table:table-cell office:value-type="float" office:value="0.699174" calcext:value-type="float">
            <text:p>0.6991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979" calcext:value-type="float">
            <text:p>0.69397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13843" calcext:value-type="float">
            <text:p>0.613843</text:p>
          </table:table-cell>
          <table:table-cell office:value-type="float" office:value="0.697273" calcext:value-type="float">
            <text:p>0.69727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339" calcext:value-type="float">
            <text:p>0.70433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545" calcext:value-type="float">
            <text:p>0.69154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26446" calcext:value-type="float">
            <text:p>0.526446</text:p>
          </table:table-cell>
          <table:table-cell office:value-type="float" office:value="0.653719" calcext:value-type="float">
            <text:p>0.653719</text:p>
          </table:table-cell>
          <table:table-cell office:value-type="float" office:value="0.698099" calcext:value-type="float">
            <text:p>0.69809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182" calcext:value-type="float">
            <text:p>0.70318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5" calcext:value-type="float">
            <text:p>0.69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66814" calcext:value-type="float">
            <text:p>0.66814</text:p>
          </table:table-cell>
          <table:table-cell office:value-type="float" office:value="0.697851" calcext:value-type="float">
            <text:p>0.69785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84" calcext:value-type="float">
            <text:p>0.70388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988" calcext:value-type="float">
            <text:p>0.6969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04959" calcext:value-type="float">
            <text:p>0.504959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94091" calcext:value-type="float">
            <text:p>0.69409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264" calcext:value-type="float">
            <text:p>0.70326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421" calcext:value-type="float">
            <text:p>0.69542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421" calcext:value-type="float">
            <text:p>0.369421</text:p>
          </table:table-cell>
          <table:table-cell office:value-type="float" office:value="0.62219" calcext:value-type="float">
            <text:p>0.62219</text:p>
          </table:table-cell>
          <table:table-cell office:value-type="float" office:value="0.689959" calcext:value-type="float">
            <text:p>0.68995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678" calcext:value-type="float">
            <text:p>0.70367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583" calcext:value-type="float">
            <text:p>0.69158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693471" calcext:value-type="float">
            <text:p>0.69347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88" calcext:value-type="float">
            <text:p>0.70338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612" calcext:value-type="float">
            <text:p>0.68861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630413" calcext:value-type="float">
            <text:p>0.630413</text:p>
          </table:table-cell>
          <table:table-cell office:value-type="float" office:value="0.688719" calcext:value-type="float">
            <text:p>0.6887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19" calcext:value-type="float">
            <text:p>0.70371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285" calcext:value-type="float">
            <text:p>0.6922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3719" calcext:value-type="float">
            <text:p>0.53719</text:p>
          </table:table-cell>
          <table:table-cell office:value-type="float" office:value="0.656281" calcext:value-type="float">
            <text:p>0.656281</text:p>
          </table:table-cell>
          <table:table-cell office:value-type="float" office:value="0.696818" calcext:value-type="float">
            <text:p>0.69681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835" calcext:value-type="float">
            <text:p>0.70483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793" calcext:value-type="float">
            <text:p>0.69579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24793" calcext:value-type="float">
            <text:p>0.524793</text:p>
          </table:table-cell>
          <table:table-cell office:value-type="float" office:value="0.658678" calcext:value-type="float">
            <text:p>0.658678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248" calcext:value-type="float">
            <text:p>0.69624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7603" calcext:value-type="float">
            <text:p>0.587603</text:p>
          </table:table-cell>
          <table:table-cell office:value-type="float" office:value="0.675537" calcext:value-type="float">
            <text:p>0.675537</text:p>
          </table:table-cell>
          <table:table-cell office:value-type="float" office:value="0.699545" calcext:value-type="float">
            <text:p>0.6995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921" calcext:value-type="float">
            <text:p>0.69792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3678" calcext:value-type="float">
            <text:p>0.653678</text:p>
          </table:table-cell>
          <table:table-cell office:value-type="float" office:value="0.699669" calcext:value-type="float">
            <text:p>0.699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033" calcext:value-type="float">
            <text:p>0.70603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938" calcext:value-type="float">
            <text:p>0.69593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664711" calcext:value-type="float">
            <text:p>0.664711</text:p>
          </table:table-cell>
          <table:table-cell office:value-type="float" office:value="0.699669" calcext:value-type="float">
            <text:p>0.699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149" calcext:value-type="float">
            <text:p>0.69714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47107" calcext:value-type="float">
            <text:p>0.247107</text:p>
          </table:table-cell>
          <table:table-cell office:value-type="float" office:value="0.621612" calcext:value-type="float">
            <text:p>0.621612</text:p>
          </table:table-cell>
          <table:table-cell office:value-type="float" office:value="0.699091" calcext:value-type="float">
            <text:p>0.69909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876" calcext:value-type="float">
            <text:p>0.70487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558" calcext:value-type="float">
            <text:p>0.69255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2219" calcext:value-type="float">
            <text:p>0.62219</text:p>
          </table:table-cell>
          <table:table-cell office:value-type="float" office:value="0.695909" calcext:value-type="float">
            <text:p>0.69590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331" calcext:value-type="float">
            <text:p>0.70533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343" calcext:value-type="float">
            <text:p>0.6923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79339" calcext:value-type="float">
            <text:p>0.179339</text:p>
          </table:table-cell>
          <table:table-cell office:value-type="float" office:value="0.565041" calcext:value-type="float">
            <text:p>0.565041</text:p>
          </table:table-cell>
          <table:table-cell office:value-type="float" office:value="0.698636" calcext:value-type="float">
            <text:p>0.69863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6946" calcext:value-type="float">
            <text:p>0.6869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0248" calcext:value-type="float">
            <text:p>0.580248</text:p>
          </table:table-cell>
          <table:table-cell office:value-type="float" office:value="0.694669" calcext:value-type="float">
            <text:p>0.694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876" calcext:value-type="float">
            <text:p>0.70487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979" calcext:value-type="float">
            <text:p>0.68797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33884" calcext:value-type="float">
            <text:p>0.233884</text:p>
          </table:table-cell>
          <table:table-cell office:value-type="float" office:value="0.591488" calcext:value-type="float">
            <text:p>0.591488</text:p>
          </table:table-cell>
          <table:table-cell office:value-type="float" office:value="0.699463" calcext:value-type="float">
            <text:p>0.69946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182" calcext:value-type="float">
            <text:p>0.70318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413" calcext:value-type="float">
            <text:p>0.6894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5124" calcext:value-type="float">
            <text:p>0.35124</text:p>
          </table:table-cell>
          <table:table-cell office:value-type="float" office:value="0.589132" calcext:value-type="float">
            <text:p>0.589132</text:p>
          </table:table-cell>
          <table:table-cell office:value-type="float" office:value="0.696818" calcext:value-type="float">
            <text:p>0.69681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537" calcext:value-type="float">
            <text:p>0.70553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149" calcext:value-type="float">
            <text:p>0.6891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61157" calcext:value-type="float">
            <text:p>0.361157</text:p>
          </table:table-cell>
          <table:table-cell office:value-type="float" office:value="0.622975" calcext:value-type="float">
            <text:p>0.622975</text:p>
          </table:table-cell>
          <table:table-cell office:value-type="float" office:value="0.697314" calcext:value-type="float">
            <text:p>0.69731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95" calcext:value-type="float">
            <text:p>0.7059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624" calcext:value-type="float">
            <text:p>0.69262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635868" calcext:value-type="float">
            <text:p>0.635868</text:p>
          </table:table-cell>
          <table:table-cell office:value-type="float" office:value="0.692851" calcext:value-type="float">
            <text:p>0.69285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975" calcext:value-type="float">
            <text:p>0.707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669" calcext:value-type="float">
            <text:p>0.69366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05496" calcext:value-type="float">
            <text:p>0.605496</text:p>
          </table:table-cell>
          <table:table-cell office:value-type="float" office:value="0.694917" calcext:value-type="float">
            <text:p>0.69491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02" calcext:value-type="float">
            <text:p>0.70380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421" calcext:value-type="float">
            <text:p>0.69042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2438" calcext:value-type="float">
            <text:p>0.612438</text:p>
          </table:table-cell>
          <table:table-cell office:value-type="float" office:value="0.697355" calcext:value-type="float">
            <text:p>0.6973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88" calcext:value-type="float">
            <text:p>0.70338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318" calcext:value-type="float">
            <text:p>0.69131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95826" calcext:value-type="float">
            <text:p>0.595826</text:p>
          </table:table-cell>
          <table:table-cell office:value-type="float" office:value="0.699256" calcext:value-type="float">
            <text:p>0.69925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124" calcext:value-type="float">
            <text:p>0.70512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021" calcext:value-type="float">
            <text:p>0.69002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99876" calcext:value-type="float">
            <text:p>0.699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661" calcext:value-type="float">
            <text:p>0.70566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678" calcext:value-type="float">
            <text:p>0.69567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6488" calcext:value-type="float">
            <text:p>0.61648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413" calcext:value-type="float">
            <text:p>0.70541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19" calcext:value-type="float">
            <text:p>0.6921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42975" calcext:value-type="float">
            <text:p>0.242975</text:p>
          </table:table-cell>
          <table:table-cell office:value-type="float" office:value="0.621736" calcext:value-type="float">
            <text:p>0.621736</text:p>
          </table:table-cell>
          <table:table-cell office:value-type="float" office:value="0.698678" calcext:value-type="float">
            <text:p>0.69867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033" calcext:value-type="float">
            <text:p>0.70603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645" calcext:value-type="float">
            <text:p>0.69264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82645" calcext:value-type="float">
            <text:p>0.28264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699174" calcext:value-type="float">
            <text:p>0.6991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066" calcext:value-type="float">
            <text:p>0.70706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26" calcext:value-type="float">
            <text:p>0.6942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2645" calcext:value-type="float">
            <text:p>0.282645</text:p>
          </table:table-cell>
          <table:table-cell office:value-type="float" office:value="0.629752" calcext:value-type="float">
            <text:p>0.62975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43" calcext:value-type="float">
            <text:p>0.7034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318" calcext:value-type="float">
            <text:p>0.69331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3719" calcext:value-type="float">
            <text:p>0.23719</text:p>
          </table:table-cell>
          <table:table-cell office:value-type="float" office:value="0.572025" calcext:value-type="float">
            <text:p>0.5720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54" calcext:value-type="float">
            <text:p>0.70355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558" calcext:value-type="float">
            <text:p>0.68755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44793" calcext:value-type="float">
            <text:p>0.544793</text:p>
          </table:table-cell>
          <table:table-cell office:value-type="float" office:value="0.699091" calcext:value-type="float">
            <text:p>0.69909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4636" calcext:value-type="float">
            <text:p>0.68463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47107" calcext:value-type="float">
            <text:p>0.247107</text:p>
          </table:table-cell>
          <table:table-cell office:value-type="float" office:value="0.567686" calcext:value-type="float">
            <text:p>0.5676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017" calcext:value-type="float">
            <text:p>0.68701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82645" calcext:value-type="float">
            <text:p>0.282645</text:p>
          </table:table-cell>
          <table:table-cell office:value-type="float" office:value="0.629669" calcext:value-type="float">
            <text:p>0.62966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521" calcext:value-type="float">
            <text:p>0.70252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219" calcext:value-type="float">
            <text:p>0.69321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46281" calcext:value-type="float">
            <text:p>0.246281</text:p>
          </table:table-cell>
          <table:table-cell office:value-type="float" office:value="0.627934" calcext:value-type="float">
            <text:p>0.62793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719" calcext:value-type="float">
            <text:p>0.70371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165" calcext:value-type="float">
            <text:p>0.69316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630331" calcext:value-type="float">
            <text:p>0.630331</text:p>
          </table:table-cell>
          <table:table-cell office:value-type="float" office:value="0.699876" calcext:value-type="float">
            <text:p>0.699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686" calcext:value-type="float">
            <text:p>0.70268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289" calcext:value-type="float">
            <text:p>0.69328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67769" calcext:value-type="float">
            <text:p>0.467769</text:p>
          </table:table-cell>
          <table:table-cell office:value-type="float" office:value="0.65938" calcext:value-type="float">
            <text:p>0.65938</text:p>
          </table:table-cell>
          <table:table-cell office:value-type="float" office:value="0.699504" calcext:value-type="float">
            <text:p>0.699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934" calcext:value-type="float">
            <text:p>0.70293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182" calcext:value-type="float">
            <text:p>0.69618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376" calcext:value-type="float">
            <text:p>0.63376</text:p>
          </table:table-cell>
          <table:table-cell office:value-type="float" office:value="0.699504" calcext:value-type="float">
            <text:p>0.699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521" calcext:value-type="float">
            <text:p>0.70252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579" calcext:value-type="float">
            <text:p>0.69357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0372" calcext:value-type="float">
            <text:p>0.630372</text:p>
          </table:table-cell>
          <table:table-cell office:value-type="float" office:value="0.698264" calcext:value-type="float">
            <text:p>0.6982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112" calcext:value-type="float">
            <text:p>0.69311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44587" calcext:value-type="float">
            <text:p>0.644587</text:p>
          </table:table-cell>
          <table:table-cell office:value-type="float" office:value="0.699174" calcext:value-type="float">
            <text:p>0.6991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802" calcext:value-type="float">
            <text:p>0.70380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756" calcext:value-type="float">
            <text:p>0.6947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28223" calcext:value-type="float">
            <text:p>0.628223</text:p>
          </table:table-cell>
          <table:table-cell office:value-type="float" office:value="0.697107" calcext:value-type="float">
            <text:p>0.69710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752" calcext:value-type="float">
            <text:p>0.70475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008" calcext:value-type="float">
            <text:p>0.6930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7231" calcext:value-type="float">
            <text:p>0.637231</text:p>
          </table:table-cell>
          <table:table-cell office:value-type="float" office:value="0.694504" calcext:value-type="float">
            <text:p>0.694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57" calcext:value-type="float">
            <text:p>0.6935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64008" calcext:value-type="float">
            <text:p>0.564008</text:p>
          </table:table-cell>
          <table:table-cell office:value-type="float" office:value="0.690248" calcext:value-type="float">
            <text:p>0.69024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14" calcext:value-type="float">
            <text:p>0.703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574" calcext:value-type="float">
            <text:p>0.6857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65826" calcext:value-type="float">
            <text:p>0.565826</text:p>
          </table:table-cell>
          <table:table-cell office:value-type="float" office:value="0.695083" calcext:value-type="float">
            <text:p>0.69508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47" calcext:value-type="float">
            <text:p>0.70334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6426" calcext:value-type="float">
            <text:p>0.68642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66033" calcext:value-type="float">
            <text:p>0.466033</text:p>
          </table:table-cell>
          <table:table-cell office:value-type="float" office:value="0.694504" calcext:value-type="float">
            <text:p>0.694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88" calcext:value-type="float">
            <text:p>0.70338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6393" calcext:value-type="float">
            <text:p>0.67639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98017" calcext:value-type="float">
            <text:p>0.498017</text:p>
          </table:table-cell>
          <table:table-cell office:value-type="float" office:value="0.662645" calcext:value-type="float">
            <text:p>0.6626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942" calcext:value-type="float">
            <text:p>0.70694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676" calcext:value-type="float">
            <text:p>0.6767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03182" calcext:value-type="float">
            <text:p>0.503182</text:p>
          </table:table-cell>
          <table:table-cell office:value-type="float" office:value="0.675496" calcext:value-type="float">
            <text:p>0.67549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8694" calcext:value-type="float">
            <text:p>0.67869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46281" calcext:value-type="float">
            <text:p>0.346281</text:p>
          </table:table-cell>
          <table:table-cell office:value-type="float" office:value="0.571612" calcext:value-type="float">
            <text:p>0.571612</text:p>
          </table:table-cell>
          <table:table-cell office:value-type="float" office:value="0.687521" calcext:value-type="float">
            <text:p>0.6875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1074" calcext:value-type="float">
            <text:p>0.71107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021" calcext:value-type="float">
            <text:p>0.68702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678388" calcext:value-type="float">
            <text:p>0.678388</text:p>
          </table:table-cell>
          <table:table-cell office:value-type="float" office:value="0.699587" calcext:value-type="float">
            <text:p>0.69958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9298" calcext:value-type="float">
            <text:p>0.70929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1591" calcext:value-type="float">
            <text:p>0.68159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25661" calcext:value-type="float">
            <text:p>0.525661</text:p>
          </table:table-cell>
          <table:table-cell office:value-type="float" office:value="0.681322" calcext:value-type="float">
            <text:p>0.681322</text:p>
          </table:table-cell>
          <table:table-cell office:value-type="float" office:value="0.699669" calcext:value-type="float">
            <text:p>0.69966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0455" calcext:value-type="float">
            <text:p>0.7104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1711" calcext:value-type="float">
            <text:p>0.68171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55041" calcext:value-type="float">
            <text:p>0.555041</text:p>
          </table:table-cell>
          <table:table-cell office:value-type="float" office:value="0.684215" calcext:value-type="float">
            <text:p>0.68421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413" calcext:value-type="float">
            <text:p>0.71041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4967" calcext:value-type="float">
            <text:p>0.68496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71074" calcext:value-type="float">
            <text:p>0.471074</text:p>
          </table:table-cell>
          <table:table-cell office:value-type="float" office:value="0.668099" calcext:value-type="float">
            <text:p>0.668099</text:p>
          </table:table-cell>
          <table:table-cell office:value-type="float" office:value="0.697107" calcext:value-type="float">
            <text:p>0.69710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1694" calcext:value-type="float">
            <text:p>0.71169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4798" calcext:value-type="float">
            <text:p>0.67479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13223" calcext:value-type="float">
            <text:p>0.313223</text:p>
          </table:table-cell>
          <table:table-cell office:value-type="float" office:value="0.540868" calcext:value-type="float">
            <text:p>0.540868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0248" calcext:value-type="float">
            <text:p>0.71024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3029" calcext:value-type="float">
            <text:p>0.68302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7149" calcext:value-type="float">
            <text:p>0.587149</text:p>
          </table:table-cell>
          <table:table-cell office:value-type="float" office:value="0.69186" calcext:value-type="float">
            <text:p>0.6918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901" calcext:value-type="float">
            <text:p>0.68890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5938" calcext:value-type="float">
            <text:p>0.45938</text:p>
          </table:table-cell>
          <table:table-cell office:value-type="float" office:value="0.687727" calcext:value-type="float">
            <text:p>0.68772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9215" calcext:value-type="float">
            <text:p>0.70921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5632" calcext:value-type="float">
            <text:p>0.67563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79339" calcext:value-type="float">
            <text:p>0.179339</text:p>
          </table:table-cell>
          <table:table-cell office:value-type="float" office:value="0.347769" calcext:value-type="float">
            <text:p>0.347769</text:p>
          </table:table-cell>
          <table:table-cell office:value-type="float" office:value="0.642562" calcext:value-type="float">
            <text:p>0.642562</text:p>
          </table:table-cell>
          <table:table-cell office:value-type="float" office:value="0.694174" calcext:value-type="float">
            <text:p>0.69417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0455" calcext:value-type="float">
            <text:p>0.7104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59496" calcext:value-type="float">
            <text:p>0.65949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65413" calcext:value-type="float">
            <text:p>0.465413</text:p>
          </table:table-cell>
          <table:table-cell office:value-type="float" office:value="0.687893" calcext:value-type="float">
            <text:p>0.68789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6041" calcext:value-type="float">
            <text:p>0.67604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05413" calcext:value-type="float">
            <text:p>0.505413</text:p>
          </table:table-cell>
          <table:table-cell office:value-type="float" office:value="0.698554" calcext:value-type="float">
            <text:p>0.69855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909" calcext:value-type="float">
            <text:p>0.71090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1488" calcext:value-type="float">
            <text:p>0.68148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94339" calcext:value-type="float">
            <text:p>0.494339</text:p>
          </table:table-cell>
          <table:table-cell office:value-type="float" office:value="0.696901" calcext:value-type="float">
            <text:p>0.69690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3306" calcext:value-type="float">
            <text:p>0.713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0455" calcext:value-type="float">
            <text:p>0.68045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7314" calcext:value-type="float">
            <text:p>0.47314</text:p>
          </table:table-cell>
          <table:table-cell office:value-type="float" office:value="0.695826" calcext:value-type="float">
            <text:p>0.69582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2603" calcext:value-type="float">
            <text:p>0.71260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8157" calcext:value-type="float">
            <text:p>0.67815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27355" calcext:value-type="float">
            <text:p>0.6273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2769" calcext:value-type="float">
            <text:p>0.71276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012" calcext:value-type="float">
            <text:p>0.6940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02231" calcext:value-type="float">
            <text:p>0.60223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3306" calcext:value-type="float">
            <text:p>0.713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554" calcext:value-type="float">
            <text:p>0.69155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91074" calcext:value-type="float">
            <text:p>0.5910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8306" calcext:value-type="float">
            <text:p>0.708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938" calcext:value-type="float">
            <text:p>0.68993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34711" calcext:value-type="float">
            <text:p>0.234711</text:p>
          </table:table-cell>
          <table:table-cell office:value-type="float" office:value="0.561736" calcext:value-type="float">
            <text:p>0.561736</text:p>
          </table:table-cell>
          <table:table-cell office:value-type="float" office:value="0.694421" calcext:value-type="float">
            <text:p>0.6944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289" calcext:value-type="float">
            <text:p>0.70528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6145" calcext:value-type="float">
            <text:p>0.68614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5868" calcext:value-type="float">
            <text:p>0.395868</text:p>
          </table:table-cell>
          <table:table-cell office:value-type="float" office:value="0.656529" calcext:value-type="float">
            <text:p>0.656529</text:p>
          </table:table-cell>
          <table:table-cell office:value-type="float" office:value="0.698678" calcext:value-type="float">
            <text:p>0.69867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355" calcext:value-type="float">
            <text:p>0.7073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256" calcext:value-type="float">
            <text:p>0.69625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4711" calcext:value-type="float">
            <text:p>0.584711</text:p>
          </table:table-cell>
          <table:table-cell office:value-type="float" office:value="0.697893" calcext:value-type="float">
            <text:p>0.69789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149" calcext:value-type="float">
            <text:p>0.70714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975" calcext:value-type="float">
            <text:p>0.68897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47107" calcext:value-type="float">
            <text:p>0.247107</text:p>
          </table:table-cell>
          <table:table-cell office:value-type="float" office:value="0.598802" calcext:value-type="float">
            <text:p>0.598802</text:p>
          </table:table-cell>
          <table:table-cell office:value-type="float" office:value="0.699669" calcext:value-type="float">
            <text:p>0.699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669" calcext:value-type="float">
            <text:p>0.70466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314" calcext:value-type="float">
            <text:p>0.69031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6818" calcext:value-type="float">
            <text:p>0.61681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174" calcext:value-type="float">
            <text:p>0.70417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099" calcext:value-type="float">
            <text:p>0.69209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61157" calcext:value-type="float">
            <text:p>0.261157</text:p>
          </table:table-cell>
          <table:table-cell office:value-type="float" office:value="0.615413" calcext:value-type="float">
            <text:p>0.61541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893" calcext:value-type="float">
            <text:p>0.70289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831" calcext:value-type="float">
            <text:p>0.69183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20661" calcext:value-type="float">
            <text:p>0.420661</text:p>
          </table:table-cell>
          <table:table-cell office:value-type="float" office:value="0.680992" calcext:value-type="float">
            <text:p>0.68099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165" calcext:value-type="float">
            <text:p>0.70516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616" calcext:value-type="float">
            <text:p>0.6986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4719" calcext:value-type="float">
            <text:p>0.647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8802" calcext:value-type="float">
            <text:p>0.70880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599" calcext:value-type="float">
            <text:p>0.69559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82645" calcext:value-type="float">
            <text:p>0.282645</text:p>
          </table:table-cell>
          <table:table-cell office:value-type="float" office:value="0.605785" calcext:value-type="float">
            <text:p>0.60578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579" calcext:value-type="float">
            <text:p>0.69157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5124" calcext:value-type="float">
            <text:p>0.385124</text:p>
          </table:table-cell>
          <table:table-cell office:value-type="float" office:value="0.574628" calcext:value-type="float">
            <text:p>0.574628</text:p>
          </table:table-cell>
          <table:table-cell office:value-type="float" office:value="0.699091" calcext:value-type="float">
            <text:p>0.69909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694" calcext:value-type="float">
            <text:p>0.70669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041" calcext:value-type="float">
            <text:p>0.68804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99545" calcext:value-type="float">
            <text:p>0.499545</text:p>
          </table:table-cell>
          <table:table-cell office:value-type="float" office:value="0.694793" calcext:value-type="float">
            <text:p>0.69479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62" calcext:value-type="float">
            <text:p>0.7056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9996" calcext:value-type="float">
            <text:p>0.67999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48182" calcext:value-type="float">
            <text:p>0.548182</text:p>
          </table:table-cell>
          <table:table-cell office:value-type="float" office:value="0.697397" calcext:value-type="float">
            <text:p>0.69739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6" calcext:value-type="float">
            <text:p>0.7037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4934" calcext:value-type="float">
            <text:p>0.6849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12397" calcext:value-type="float">
            <text:p>0.312397</text:p>
          </table:table-cell>
          <table:table-cell office:value-type="float" office:value="0.53905" calcext:value-type="float">
            <text:p>0.53905</text:p>
          </table:table-cell>
          <table:table-cell office:value-type="float" office:value="0.693967" calcext:value-type="float">
            <text:p>0.69396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769" calcext:value-type="float">
            <text:p>0.70276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3579" calcext:value-type="float">
            <text:p>0.68357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09917" calcext:value-type="float">
            <text:p>0.309917</text:p>
          </table:table-cell>
          <table:table-cell office:value-type="float" office:value="0.464215" calcext:value-type="float">
            <text:p>0.464215</text:p>
          </table:table-cell>
          <table:table-cell office:value-type="float" office:value="0.686281" calcext:value-type="float">
            <text:p>0.68628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75413" calcext:value-type="float">
            <text:p>0.67541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09917" calcext:value-type="float">
            <text:p>0.309917</text:p>
          </table:table-cell>
          <table:table-cell office:value-type="float" office:value="0.542025" calcext:value-type="float">
            <text:p>0.542025</text:p>
          </table:table-cell>
          <table:table-cell office:value-type="float" office:value="0.695537" calcext:value-type="float">
            <text:p>0.69553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165" calcext:value-type="float">
            <text:p>0.70516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4273" calcext:value-type="float">
            <text:p>0.68427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24793" calcext:value-type="float">
            <text:p>0.324793</text:p>
          </table:table-cell>
          <table:table-cell office:value-type="float" office:value="0.541983" calcext:value-type="float">
            <text:p>0.541983</text:p>
          </table:table-cell>
          <table:table-cell office:value-type="float" office:value="0.696364" calcext:value-type="float">
            <text:p>0.6963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4165" calcext:value-type="float">
            <text:p>0.68416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47107" calcext:value-type="float">
            <text:p>0.247107</text:p>
          </table:table-cell>
          <table:table-cell office:value-type="float" office:value="0.526736" calcext:value-type="float">
            <text:p>0.526736</text:p>
          </table:table-cell>
          <table:table-cell office:value-type="float" office:value="0.678264" calcext:value-type="float">
            <text:p>0.6782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512" calcext:value-type="float">
            <text:p>0.70351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0851" calcext:value-type="float">
            <text:p>0.68085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09091" calcext:value-type="float">
            <text:p>0.509091</text:p>
          </table:table-cell>
          <table:table-cell office:value-type="float" office:value="0.568843" calcext:value-type="float">
            <text:p>0.568843</text:p>
          </table:table-cell>
          <table:table-cell office:value-type="float" office:value="0.679876" calcext:value-type="float">
            <text:p>0.679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752" calcext:value-type="float">
            <text:p>0.70475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5347" calcext:value-type="float">
            <text:p>0.68534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547934" calcext:value-type="float">
            <text:p>0.547934</text:p>
          </table:table-cell>
          <table:table-cell office:value-type="float" office:value="0.679628" calcext:value-type="float">
            <text:p>0.67962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3211" calcext:value-type="float">
            <text:p>0.68321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6281" calcext:value-type="float">
            <text:p>0.46281</text:p>
          </table:table-cell>
          <table:table-cell office:value-type="float" office:value="0.551694" calcext:value-type="float">
            <text:p>0.551694</text:p>
          </table:table-cell>
          <table:table-cell office:value-type="float" office:value="0.672975" calcext:value-type="float">
            <text:p>0.67297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2798" calcext:value-type="float">
            <text:p>0.68279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6281" calcext:value-type="float">
            <text:p>0.46281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8938" calcext:value-type="float">
            <text:p>0.6893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3996" calcext:value-type="float">
            <text:p>0.68399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12397" calcext:value-type="float">
            <text:p>0.512397</text:p>
          </table:table-cell>
          <table:table-cell office:value-type="float" office:value="0.589793" calcext:value-type="float">
            <text:p>0.589793</text:p>
          </table:table-cell>
          <table:table-cell office:value-type="float" office:value="0.694793" calcext:value-type="float">
            <text:p>0.69479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678" calcext:value-type="float">
            <text:p>0.70367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826" calcext:value-type="float">
            <text:p>0.68882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8843" calcext:value-type="float">
            <text:p>0.38843</text:p>
          </table:table-cell>
          <table:table-cell office:value-type="float" office:value="0.627686" calcext:value-type="float">
            <text:p>0.62768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893" calcext:value-type="float">
            <text:p>0.70289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058" calcext:value-type="float">
            <text:p>0.69305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643471" calcext:value-type="float">
            <text:p>0.64347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62" calcext:value-type="float">
            <text:p>0.7056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909" calcext:value-type="float">
            <text:p>0.69490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26446" calcext:value-type="float">
            <text:p>0.526446</text:p>
          </table:table-cell>
          <table:table-cell office:value-type="float" office:value="0.669215" calcext:value-type="float">
            <text:p>0.66921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876" calcext:value-type="float">
            <text:p>0.70487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409" calcext:value-type="float">
            <text:p>0.6974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87603" calcext:value-type="float">
            <text:p>0.587603</text:p>
          </table:table-cell>
          <table:table-cell office:value-type="float" office:value="0.672355" calcext:value-type="float">
            <text:p>0.6723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483" calcext:value-type="float">
            <text:p>0.69748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92562" calcext:value-type="float">
            <text:p>0.592562</text:p>
          </table:table-cell>
          <table:table-cell office:value-type="float" office:value="0.678926" calcext:value-type="float">
            <text:p>0.67892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14" calcext:value-type="float">
            <text:p>0.6981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09091" calcext:value-type="float">
            <text:p>0.509091</text:p>
          </table:table-cell>
          <table:table-cell office:value-type="float" office:value="0.684669" calcext:value-type="float">
            <text:p>0.68466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715" calcext:value-type="float">
            <text:p>0.6987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80992" calcext:value-type="float">
            <text:p>0.680992</text:p>
          </table:table-cell>
          <table:table-cell office:value-type="float" office:value="0.697562" calcext:value-type="float">
            <text:p>0.69756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700004" calcext:value-type="float">
            <text:p>0.70000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298" calcext:value-type="float">
            <text:p>0.384298</text:p>
          </table:table-cell>
          <table:table-cell office:value-type="float" office:value="0.677314" calcext:value-type="float">
            <text:p>0.6773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979" calcext:value-type="float">
            <text:p>0.69797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35537" calcext:value-type="float">
            <text:p>0.635537</text:p>
          </table:table-cell>
          <table:table-cell office:value-type="float" office:value="0.689091" calcext:value-type="float">
            <text:p>0.689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157" calcext:value-type="float">
            <text:p>0.69915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26446" calcext:value-type="float">
            <text:p>0.526446</text:p>
          </table:table-cell>
          <table:table-cell office:value-type="float" office:value="0.675207" calcext:value-type="float">
            <text:p>0.6752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769" calcext:value-type="float">
            <text:p>0.69776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696364" calcext:value-type="float">
            <text:p>0.6963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769" calcext:value-type="float">
            <text:p>0.70276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913" calcext:value-type="float">
            <text:p>0.69991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87603" calcext:value-type="float">
            <text:p>0.587603</text:p>
          </table:table-cell>
          <table:table-cell office:value-type="float" office:value="0.690289" calcext:value-type="float">
            <text:p>0.69028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47" calcext:value-type="float">
            <text:p>0.70334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364" calcext:value-type="float">
            <text:p>0.69936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657273" calcext:value-type="float">
            <text:p>0.6572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372" calcext:value-type="float">
            <text:p>0.70537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264" calcext:value-type="float">
            <text:p>0.69626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66942" calcext:value-type="float">
            <text:p>0.266942</text:p>
          </table:table-cell>
          <table:table-cell office:value-type="float" office:value="0.67124" calcext:value-type="float">
            <text:p>0.67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45" calcext:value-type="float">
            <text:p>0.70264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388" calcext:value-type="float">
            <text:p>0.69738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6124" calcext:value-type="float">
            <text:p>0.66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54" calcext:value-type="float">
            <text:p>0.70355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479" calcext:value-type="float">
            <text:p>0.69647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42975" calcext:value-type="float">
            <text:p>0.242975</text:p>
          </table:table-cell>
          <table:table-cell office:value-type="float" office:value="0.654008" calcext:value-type="float">
            <text:p>0.65400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764" calcext:value-type="float">
            <text:p>0.69576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69587" calcext:value-type="float">
            <text:p>0.6695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207" calcext:value-type="float">
            <text:p>0.69720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43802" calcext:value-type="float">
            <text:p>0.243802</text:p>
          </table:table-cell>
          <table:table-cell office:value-type="float" office:value="0.672314" calcext:value-type="float">
            <text:p>0.6723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512" calcext:value-type="float">
            <text:p>0.70351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583" calcext:value-type="float">
            <text:p>0.69758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71074" calcext:value-type="float">
            <text:p>0.371074</text:p>
          </table:table-cell>
          <table:table-cell office:value-type="float" office:value="0.634959" calcext:value-type="float">
            <text:p>0.63495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074" calcext:value-type="float">
            <text:p>0.69407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0496" calcext:value-type="float">
            <text:p>0.440496</text:p>
          </table:table-cell>
          <table:table-cell office:value-type="float" office:value="0.640207" calcext:value-type="float">
            <text:p>0.6402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682" calcext:value-type="float">
            <text:p>0.69468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82562" calcext:value-type="float">
            <text:p>0.58256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9339" calcext:value-type="float">
            <text:p>0.70933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19" calcext:value-type="float">
            <text:p>0.6891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8843" calcext:value-type="float">
            <text:p>0.38843</text:p>
          </table:table-cell>
          <table:table-cell office:value-type="float" office:value="0.61657" calcext:value-type="float">
            <text:p>0.616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9669" calcext:value-type="float">
            <text:p>0.70966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624" calcext:value-type="float">
            <text:p>0.69262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71074" calcext:value-type="float">
            <text:p>0.371074</text:p>
          </table:table-cell>
          <table:table-cell office:value-type="float" office:value="0.629917" calcext:value-type="float">
            <text:p>0.6299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8636" calcext:value-type="float">
            <text:p>0.70863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855" calcext:value-type="float">
            <text:p>0.69385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576653" calcext:value-type="float">
            <text:p>0.57665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0289" calcext:value-type="float">
            <text:p>0.71028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694" calcext:value-type="float">
            <text:p>0.68869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47934" calcext:value-type="float">
            <text:p>0.147934</text:p>
          </table:table-cell>
          <table:table-cell office:value-type="float" office:value="0.630702" calcext:value-type="float">
            <text:p>0.63070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0909" calcext:value-type="float">
            <text:p>0.71090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161" calcext:value-type="float">
            <text:p>0.69416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47934" calcext:value-type="float">
            <text:p>0.147934</text:p>
          </table:table-cell>
          <table:table-cell office:value-type="float" office:value="0.561033" calcext:value-type="float">
            <text:p>0.561033</text:p>
          </table:table-cell>
          <table:table-cell office:value-type="float" office:value="0.698678" calcext:value-type="float">
            <text:p>0.69867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045" calcext:value-type="float">
            <text:p>0.68704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02645" calcext:value-type="float">
            <text:p>0.502645</text:p>
          </table:table-cell>
          <table:table-cell office:value-type="float" office:value="0.697893" calcext:value-type="float">
            <text:p>0.69789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355" calcext:value-type="float">
            <text:p>0.7073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0789" calcext:value-type="float">
            <text:p>0.68078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47521" calcext:value-type="float">
            <text:p>0.547521</text:p>
          </table:table-cell>
          <table:table-cell office:value-type="float" office:value="0.699752" calcext:value-type="float">
            <text:p>0.69975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331" calcext:value-type="float">
            <text:p>0.705331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8526" calcext:value-type="float">
            <text:p>0.6852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87603" calcext:value-type="float">
            <text:p>0.487603</text:p>
          </table:table-cell>
          <table:table-cell office:value-type="float" office:value="0.607066" calcext:value-type="float">
            <text:p>0.607066</text:p>
          </table:table-cell>
          <table:table-cell office:value-type="float" office:value="0.698843" calcext:value-type="float">
            <text:p>0.69884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587" calcext:value-type="float">
            <text:p>0.704587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9105" calcext:value-type="float">
            <text:p>0.6910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5455" calcext:value-type="float">
            <text:p>0.6154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835" calcext:value-type="float">
            <text:p>0.704835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92029" calcext:value-type="float">
            <text:p>0.692029</text:p>
          </table:table-cell>
          <table:table-cell>
            <draw:frame draw:z-index="0" draw:style-name="gr1" draw:text-style-name="P1" svg:width="22.348cm" svg:height="12.57cm" svg:x="0.006cm" svg:y="0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91736" calcext:value-type="float">
            <text:p>0.291736</text:p>
          </table:table-cell>
          <table:table-cell office:value-type="float" office:value="0.627521" calcext:value-type="float">
            <text:p>0.627521</text:p>
          </table:table-cell>
          <table:table-cell office:value-type="float" office:value="0.699504" calcext:value-type="float">
            <text:p>0.69950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289" calcext:value-type="float">
            <text:p>0.705289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93231" calcext:value-type="float">
            <text:p>0.69323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1446" calcext:value-type="float">
            <text:p>0.631446</text:p>
          </table:table-cell>
          <table:table-cell office:value-type="float" office:value="0.699256" calcext:value-type="float">
            <text:p>0.69925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132" calcext:value-type="float">
            <text:p>0.704132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93483" calcext:value-type="float">
            <text:p>0.69348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8843" calcext:value-type="float">
            <text:p>0.28843</text:p>
          </table:table-cell>
          <table:table-cell office:value-type="float" office:value="0.619256" calcext:value-type="float">
            <text:p>0.619256</text:p>
          </table:table-cell>
          <table:table-cell office:value-type="float" office:value="0.697107" calcext:value-type="float">
            <text:p>0.69710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669" calcext:value-type="float">
            <text:p>0.704669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92103" calcext:value-type="float">
            <text:p>0.69210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8843" calcext:value-type="float">
            <text:p>0.28843</text:p>
          </table:table-cell>
          <table:table-cell office:value-type="float" office:value="0.56281" calcext:value-type="float">
            <text:p>0.56281</text:p>
          </table:table-cell>
          <table:table-cell office:value-type="float" office:value="0.693678" calcext:value-type="float">
            <text:p>0.69367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165" calcext:value-type="float">
            <text:p>0.705165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86165" calcext:value-type="float">
            <text:p>0.68616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77727" calcext:value-type="float">
            <text:p>0.577727</text:p>
          </table:table-cell>
          <table:table-cell office:value-type="float" office:value="0.692438" calcext:value-type="float">
            <text:p>0.69243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926" calcext:value-type="float">
            <text:p>0.703926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87409" calcext:value-type="float">
            <text:p>0.68740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74215" calcext:value-type="float">
            <text:p>0.574215</text:p>
          </table:table-cell>
          <table:table-cell office:value-type="float" office:value="0.68719" calcext:value-type="float">
            <text:p>0.68719</text:p>
          </table:table-cell>
          <table:table-cell office:value-type="float" office:value="0.699091" calcext:value-type="float">
            <text:p>0.69909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471" calcext:value-type="float">
            <text:p>0.703471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686397" calcext:value-type="float">
            <text:p>0.68639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555041" calcext:value-type="float">
            <text:p>0.555041</text:p>
          </table:table-cell>
          <table:table-cell office:value-type="float" office:value="0.688678" calcext:value-type="float">
            <text:p>0.688678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207" calcext:value-type="float">
            <text:p>0.7052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84876" calcext:value-type="float">
            <text:p>0.68487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73554" calcext:value-type="float">
            <text:p>0.473554</text:p>
          </table:table-cell>
          <table:table-cell office:value-type="float" office:value="0.663926" calcext:value-type="float">
            <text:p>0.663926</text:p>
          </table:table-cell>
          <table:table-cell office:value-type="float" office:value="0.697479" calcext:value-type="float">
            <text:p>0.69747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066" calcext:value-type="float">
            <text:p>0.70706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847" calcext:value-type="float">
            <text:p>0.69684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04132" calcext:value-type="float">
            <text:p>0.304132</text:p>
          </table:table-cell>
          <table:table-cell office:value-type="float" office:value="0.650579" calcext:value-type="float">
            <text:p>0.650579</text:p>
          </table:table-cell>
          <table:table-cell office:value-type="float" office:value="0.698802" calcext:value-type="float">
            <text:p>0.69880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711" calcext:value-type="float">
            <text:p>0.70471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409" calcext:value-type="float">
            <text:p>0.69540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8843" calcext:value-type="float">
            <text:p>0.38843</text:p>
          </table:table-cell>
          <table:table-cell office:value-type="float" office:value="0.624298" calcext:value-type="float">
            <text:p>0.624298</text:p>
          </table:table-cell>
          <table:table-cell office:value-type="float" office:value="0.698719" calcext:value-type="float">
            <text:p>0.6987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471" calcext:value-type="float">
            <text:p>0.70347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2649" calcext:value-type="float">
            <text:p>0.69264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8926" calcext:value-type="float">
            <text:p>0.65892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893" calcext:value-type="float">
            <text:p>0.70289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6182" calcext:value-type="float">
            <text:p>0.69618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606074" calcext:value-type="float">
            <text:p>0.60607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893" calcext:value-type="float">
            <text:p>0.70289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0897" calcext:value-type="float">
            <text:p>0.69089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08264" calcext:value-type="float">
            <text:p>0.308264</text:p>
          </table:table-cell>
          <table:table-cell office:value-type="float" office:value="0.632314" calcext:value-type="float">
            <text:p>0.6323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339" calcext:value-type="float">
            <text:p>0.70433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3665" calcext:value-type="float">
            <text:p>0.69366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66116" calcext:value-type="float">
            <text:p>0.266116</text:p>
          </table:table-cell>
          <table:table-cell office:value-type="float" office:value="0.609008" calcext:value-type="float">
            <text:p>0.609008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074" calcext:value-type="float">
            <text:p>0.70607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1492" calcext:value-type="float">
            <text:p>0.69149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67769" calcext:value-type="float">
            <text:p>0.067769</text:p>
          </table:table-cell>
          <table:table-cell office:value-type="float" office:value="0.601446" calcext:value-type="float">
            <text:p>0.60144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82" calcext:value-type="float">
            <text:p>0.703182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0463" calcext:value-type="float">
            <text:p>0.69046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55372" calcext:value-type="float">
            <text:p>0.355372</text:p>
          </table:table-cell>
          <table:table-cell office:value-type="float" office:value="0.653636" calcext:value-type="float">
            <text:p>0.653636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165" calcext:value-type="float">
            <text:p>0.70516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864" calcext:value-type="float">
            <text:p>0.69586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3017" calcext:value-type="float">
            <text:p>0.6130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05" calcext:value-type="float">
            <text:p>0.7040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1707" calcext:value-type="float">
            <text:p>0.69170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597273" calcext:value-type="float">
            <text:p>0.59727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2025" calcext:value-type="float">
            <text:p>0.712025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093" calcext:value-type="float">
            <text:p>0.6909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3843" calcext:value-type="float">
            <text:p>0.6338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5579" calcext:value-type="float">
            <text:p>0.715579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942" calcext:value-type="float">
            <text:p>0.69494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08264" calcext:value-type="float">
            <text:p>0.308264</text:p>
          </table:table-cell>
          <table:table-cell office:value-type="float" office:value="0.635413" calcext:value-type="float">
            <text:p>0.63541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3058" calcext:value-type="float">
            <text:p>0.713058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847" calcext:value-type="float">
            <text:p>0.69484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545165" calcext:value-type="float">
            <text:p>0.545165</text:p>
          </table:table-cell>
          <table:table-cell office:value-type="float" office:value="0.69657" calcext:value-type="float">
            <text:p>0.6965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85083" calcext:value-type="float">
            <text:p>0.68508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482355" calcext:value-type="float">
            <text:p>0.482355</text:p>
          </table:table-cell>
          <table:table-cell office:value-type="float" office:value="0.686405" calcext:value-type="float">
            <text:p>0.68640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8843" calcext:value-type="float">
            <text:p>0.70884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7776" calcext:value-type="float">
            <text:p>0.6777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22025" calcext:value-type="float">
            <text:p>0.622025</text:p>
          </table:table-cell>
          <table:table-cell office:value-type="float" office:value="0.699421" calcext:value-type="float">
            <text:p>0.6994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934" calcext:value-type="float">
            <text:p>0.707934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2938" calcext:value-type="float">
            <text:p>0.69293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343" calcext:value-type="float">
            <text:p>0.63343</text:p>
          </table:table-cell>
          <table:table-cell office:value-type="float" office:value="0.699174" calcext:value-type="float">
            <text:p>0.6991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1983" calcext:value-type="float">
            <text:p>0.711983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4459" calcext:value-type="float">
            <text:p>0.69445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77686" calcext:value-type="float">
            <text:p>0.377686</text:p>
          </table:table-cell>
          <table:table-cell office:value-type="float" office:value="0.644545" calcext:value-type="float">
            <text:p>0.644545</text:p>
          </table:table-cell>
          <table:table-cell office:value-type="float" office:value="0.699421" calcext:value-type="float">
            <text:p>0.6994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1446" calcext:value-type="float">
            <text:p>0.711446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541" calcext:value-type="float">
            <text:p>0.69554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08264" calcext:value-type="float">
            <text:p>0.308264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699752" calcext:value-type="float">
            <text:p>0.69975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207" calcext:value-type="float">
            <text:p>0.710207</text:p>
          </table:table-cell>
          <table:table-cell office:value-type="float" office:value="0.728926" calcext:value-type="float">
            <text:p>0.728926</text:p>
          </table:table-cell>
          <table:table-cell office:value-type="float" office:value="0.695921" calcext:value-type="float">
            <text:p>0.6959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14:04:38.301679366</dc:date>
    <meta:editing-duration>PT1M21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692cm" svg:height="11.118cm">
          <chart:coordinate-region svg:x="2.178cm" svg:y="0.452cm" svg:width="16.941cm" svg:height="9.9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37397">
                <text:p>0.037397</text:p>
                <draw:g>
                  <svg:desc>accuracy.C2:accuracy.C201</svg:desc>
                </draw:g>
              </table:table-cell>
              <table:table-cell office:value-type="float" office:value="0.039008">
                <text:p>0.039008</text:p>
                <draw:g>
                  <svg:desc>accuracy.D2:accuracy.D201</svg:desc>
                </draw:g>
              </table:table-cell>
              <table:table-cell office:value-type="float" office:value="0.044256">
                <text:p>0.044256</text:p>
                <draw:g>
                  <svg:desc>accuracy.E2:accuracy.E201</svg:desc>
                </draw:g>
              </table:table-cell>
              <table:table-cell office:value-type="float" office:value="0.106074">
                <text:p>0.106074</text:p>
                <draw:g>
                  <svg:desc>accuracy.F2:accuracy.F201</svg:desc>
                </draw:g>
              </table:table-cell>
              <table:table-cell office:value-type="float" office:value="0.213636">
                <text:p>0.213636</text:p>
                <draw:g>
                  <svg:desc>accuracy.G2:accuracy.G201</svg:desc>
                </draw:g>
              </table:table-cell>
              <table:table-cell office:value-type="float" office:value="0.223058">
                <text:p>0.223058</text:p>
                <draw:g>
                  <svg:desc>accuracy.H2:accuracy.H201</svg:desc>
                </draw:g>
              </table:table-cell>
              <table:table-cell office:value-type="float" office:value="0.344793">
                <text:p>0.344793</text:p>
                <draw:g>
                  <svg:desc>accuracy.I2:accuracy.I201</svg:desc>
                </draw:g>
              </table:table-cell>
              <table:table-cell office:value-type="float" office:value="0.615331">
                <text:p>0.615331</text:p>
                <draw:g>
                  <svg:desc>accuracy.J2:accuracy.J201</svg:desc>
                </draw:g>
              </table:table-cell>
              <table:table-cell office:value-type="float" office:value="0.697603">
                <text:p>0.697603</text:p>
                <draw:g>
                  <svg:desc>accuracy.K2:accuracy.K201</svg:desc>
                </draw:g>
              </table:table-cell>
              <table:table-cell office:value-type="float" office:value="0.7">
                <text:p>0.7</text:p>
                <draw:g>
                  <svg:desc>accuracy.L2:accuracy.L201</svg:desc>
                </draw:g>
              </table:table-cell>
              <table:table-cell office:value-type="float" office:value="0.7">
                <text:p>0.7</text:p>
                <draw:g>
                  <svg:desc>accuracy.M2:accuracy.M201</svg:desc>
                </draw:g>
              </table:table-cell>
              <table:table-cell office:value-type="float" office:value="0.302116">
                <text:p>0.302116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9174">
                <text:p>0.059174</text:p>
              </table:table-cell>
              <table:table-cell office:value-type="float" office:value="0.202562">
                <text:p>0.202562</text:p>
              </table:table-cell>
              <table:table-cell office:value-type="float" office:value="0.257521">
                <text:p>0.257521</text:p>
              </table:table-cell>
              <table:table-cell office:value-type="float" office:value="0.39905">
                <text:p>0.39905</text:p>
              </table:table-cell>
              <table:table-cell office:value-type="float" office:value="0.598678">
                <text:p>0.598678</text:p>
              </table:table-cell>
              <table:table-cell office:value-type="float" office:value="0.669587">
                <text:p>0.669587</text:p>
              </table:table-cell>
              <table:table-cell office:value-type="float" office:value="0.697562">
                <text:p>0.697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98413">
                <text:p>0.4984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3802">
                <text:p>0.133802</text:p>
              </table:table-cell>
              <table:table-cell office:value-type="float" office:value="0.359008">
                <text:p>0.359008</text:p>
              </table:table-cell>
              <table:table-cell office:value-type="float" office:value="0.565248">
                <text:p>0.565248</text:p>
              </table:table-cell>
              <table:table-cell office:value-type="float" office:value="0.655744">
                <text:p>0.655744</text:p>
              </table:table-cell>
              <table:table-cell office:value-type="float" office:value="0.68657">
                <text:p>0.68657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90033">
                <text:p>0.5900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0455">
                <text:p>0.280455</text:p>
              </table:table-cell>
              <table:table-cell office:value-type="float" office:value="0.555331">
                <text:p>0.555331</text:p>
              </table:table-cell>
              <table:table-cell office:value-type="float" office:value="0.655992">
                <text:p>0.655992</text:p>
              </table:table-cell>
              <table:table-cell office:value-type="float" office:value="0.687645">
                <text:p>0.687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37942">
                <text:p>0.6379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3223">
                <text:p>0.283223</text:p>
              </table:table-cell>
              <table:table-cell office:value-type="float" office:value="0.555702">
                <text:p>0.555702</text:p>
              </table:table-cell>
              <table:table-cell office:value-type="float" office:value="0.655289">
                <text:p>0.655289</text:p>
              </table:table-cell>
              <table:table-cell office:value-type="float" office:value="0.693017">
                <text:p>0.693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3306">
                <text:p>0.703306</text:p>
              </table:table-cell>
              <table:table-cell office:value-type="float" office:value="0.63874">
                <text:p>0.638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9215">
                <text:p>0.389215</text:p>
              </table:table-cell>
              <table:table-cell office:value-type="float" office:value="0.616818">
                <text:p>0.616818</text:p>
              </table:table-cell>
              <table:table-cell office:value-type="float" office:value="0.677645">
                <text:p>0.677645</text:p>
              </table:table-cell>
              <table:table-cell office:value-type="float" office:value="0.697314">
                <text:p>0.697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3306">
                <text:p>0.703306</text:p>
              </table:table-cell>
              <table:table-cell office:value-type="float" office:value="0.658132">
                <text:p>0.6581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67314">
                <text:p>0.367314</text:p>
              </table:table-cell>
              <table:table-cell office:value-type="float" office:value="0.612645">
                <text:p>0.612645</text:p>
              </table:table-cell>
              <table:table-cell office:value-type="float" office:value="0.676116">
                <text:p>0.676116</text:p>
              </table:table-cell>
              <table:table-cell office:value-type="float" office:value="0.696033">
                <text:p>0.6960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3306">
                <text:p>0.703306</text:p>
              </table:table-cell>
              <table:table-cell office:value-type="float" office:value="0.655244">
                <text:p>0.6552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0331">
                <text:p>0.310331</text:p>
              </table:table-cell>
              <table:table-cell office:value-type="float" office:value="0.64438">
                <text:p>0.64438</text:p>
              </table:table-cell>
              <table:table-cell office:value-type="float" office:value="0.688802">
                <text:p>0.688802</text:p>
              </table:table-cell>
              <table:table-cell office:value-type="float" office:value="0.697603">
                <text:p>0.697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3306">
                <text:p>0.703306</text:p>
              </table:table-cell>
              <table:table-cell office:value-type="float" office:value="0.654145">
                <text:p>0.6541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157">
                <text:p>0.32157</text:p>
              </table:table-cell>
              <table:table-cell office:value-type="float" office:value="0.653595">
                <text:p>0.653595</text:p>
              </table:table-cell>
              <table:table-cell office:value-type="float" office:value="0.691942">
                <text:p>0.691942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12397">
                <text:p>0.712397</text:p>
              </table:table-cell>
              <table:table-cell office:value-type="float" office:value="0.656798">
                <text:p>0.6567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0372">
                <text:p>0.390372</text:p>
              </table:table-cell>
              <table:table-cell office:value-type="float" office:value="0.639215">
                <text:p>0.639215</text:p>
              </table:table-cell>
              <table:table-cell office:value-type="float" office:value="0.695248">
                <text:p>0.6952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2397">
                <text:p>0.712397</text:p>
              </table:table-cell>
              <table:table-cell office:value-type="float" office:value="0.662583">
                <text:p>0.6625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6983">
                <text:p>0.376983</text:p>
              </table:table-cell>
              <table:table-cell office:value-type="float" office:value="0.674339">
                <text:p>0.674339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12397">
                <text:p>0.712397</text:p>
              </table:table-cell>
              <table:table-cell office:value-type="float" office:value="0.66526">
                <text:p>0.665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72438">
                <text:p>0.472438</text:p>
              </table:table-cell>
              <table:table-cell office:value-type="float" office:value="0.673843">
                <text:p>0.673843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9">
                <text:p>0.701529</text:p>
              </table:table-cell>
              <table:table-cell office:value-type="float" office:value="0.712397">
                <text:p>0.712397</text:p>
              </table:table-cell>
              <table:table-cell office:value-type="float" office:value="0.674616">
                <text:p>0.6746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8512">
                <text:p>0.428512</text:p>
              </table:table-cell>
              <table:table-cell office:value-type="float" office:value="0.670909">
                <text:p>0.670909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12397">
                <text:p>0.712397</text:p>
              </table:table-cell>
              <table:table-cell office:value-type="float" office:value="0.670017">
                <text:p>0.6700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6062">
                <text:p>0.56062</text:p>
              </table:table-cell>
              <table:table-cell office:value-type="float" office:value="0.690661">
                <text:p>0.6906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1">
                <text:p>0.701281</text:p>
              </table:table-cell>
              <table:table-cell office:value-type="float" office:value="0.712397">
                <text:p>0.712397</text:p>
              </table:table-cell>
              <table:table-cell office:value-type="float" office:value="0.685256">
                <text:p>0.6852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8719">
                <text:p>0.558719</text:p>
              </table:table-cell>
              <table:table-cell office:value-type="float" office:value="0.687851">
                <text:p>0.687851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55">
                <text:p>0.702355</text:p>
              </table:table-cell>
              <table:table-cell office:value-type="float" office:value="0.719008">
                <text:p>0.719008</text:p>
              </table:table-cell>
              <table:table-cell office:value-type="float" office:value="0.684864">
                <text:p>0.6848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09669">
                <text:p>0.609669</text:p>
              </table:table-cell>
              <table:table-cell office:value-type="float" office:value="0.692273">
                <text:p>0.692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62">
                <text:p>0.702562</text:p>
              </table:table-cell>
              <table:table-cell office:value-type="float" office:value="0.719008">
                <text:p>0.719008</text:p>
              </table:table-cell>
              <table:table-cell office:value-type="float" office:value="0.69045">
                <text:p>0.690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9343">
                <text:p>0.59343</text:p>
              </table:table-cell>
              <table:table-cell office:value-type="float" office:value="0.692107">
                <text:p>0.692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19">
                <text:p>0.703719</text:p>
              </table:table-cell>
              <table:table-cell office:value-type="float" office:value="0.719008">
                <text:p>0.719008</text:p>
              </table:table-cell>
              <table:table-cell office:value-type="float" office:value="0.688926">
                <text:p>0.6889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90909">
                <text:p>0.490909</text:p>
              </table:table-cell>
              <table:table-cell office:value-type="float" office:value="0.693595">
                <text:p>0.693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51">
                <text:p>0.702851</text:p>
              </table:table-cell>
              <table:table-cell office:value-type="float" office:value="0.719008">
                <text:p>0.719008</text:p>
              </table:table-cell>
              <table:table-cell office:value-type="float" office:value="0.678736">
                <text:p>0.6787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85">
                <text:p>0.5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01">
                <text:p>0.701901</text:p>
              </table:table-cell>
              <table:table-cell office:value-type="float" office:value="0.719008">
                <text:p>0.719008</text:p>
              </table:table-cell>
              <table:table-cell office:value-type="float" office:value="0.68869">
                <text:p>0.688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26364">
                <text:p>0.626364</text:p>
              </table:table-cell>
              <table:table-cell office:value-type="float" office:value="0.699132">
                <text:p>0.6991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19008">
                <text:p>0.719008</text:p>
              </table:table-cell>
              <table:table-cell office:value-type="float" office:value="0.69293">
                <text:p>0.692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3843">
                <text:p>0.513843</text:p>
              </table:table-cell>
              <table:table-cell office:value-type="float" office:value="0.692397">
                <text:p>0.692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69">
                <text:p>0.702769</text:p>
              </table:table-cell>
              <table:table-cell office:value-type="float" office:value="0.719008">
                <text:p>0.719008</text:p>
              </table:table-cell>
              <table:table-cell office:value-type="float" office:value="0.680901">
                <text:p>0.6809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9669">
                <text:p>0.559669</text:p>
              </table:table-cell>
              <table:table-cell office:value-type="float" office:value="0.690909">
                <text:p>0.690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19">
                <text:p>0.703719</text:p>
              </table:table-cell>
              <table:table-cell office:value-type="float" office:value="0.720661">
                <text:p>0.720661</text:p>
              </table:table-cell>
              <table:table-cell office:value-type="float" office:value="0.68543">
                <text:p>0.685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8347">
                <text:p>0.618347</text:p>
              </table:table-cell>
              <table:table-cell office:value-type="float" office:value="0.68938">
                <text:p>0.689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6">
                <text:p>0.704256</text:p>
              </table:table-cell>
              <table:table-cell office:value-type="float" office:value="0.720661">
                <text:p>0.720661</text:p>
              </table:table-cell>
              <table:table-cell office:value-type="float" office:value="0.691198">
                <text:p>0.6911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65455">
                <text:p>0.565455</text:p>
              </table:table-cell>
              <table:table-cell office:value-type="float" office:value="0.690661">
                <text:p>0.6906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43">
                <text:p>0.703843</text:p>
              </table:table-cell>
              <table:table-cell office:value-type="float" office:value="0.720661">
                <text:p>0.720661</text:p>
              </table:table-cell>
              <table:table-cell office:value-type="float" office:value="0.685996">
                <text:p>0.6859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7376">
                <text:p>0.57376</text:p>
              </table:table-cell>
              <table:table-cell office:value-type="float" office:value="0.692769">
                <text:p>0.692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157">
                <text:p>0.706157</text:p>
              </table:table-cell>
              <table:table-cell office:value-type="float" office:value="0.720661">
                <text:p>0.720661</text:p>
              </table:table-cell>
              <table:table-cell office:value-type="float" office:value="0.687269">
                <text:p>0.6872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90041">
                <text:p>0.590041</text:p>
              </table:table-cell>
              <table:table-cell office:value-type="float" office:value="0.695537">
                <text:p>0.695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868">
                <text:p>0.705868</text:p>
              </table:table-cell>
              <table:table-cell office:value-type="float" office:value="0.721488">
                <text:p>0.721488</text:p>
              </table:table-cell>
              <table:table-cell office:value-type="float" office:value="0.689145">
                <text:p>0.6891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38223">
                <text:p>0.638223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901">
                <text:p>0.706901</text:p>
              </table:table-cell>
              <table:table-cell office:value-type="float" office:value="0.721488">
                <text:p>0.721488</text:p>
              </table:table-cell>
              <table:table-cell office:value-type="float" office:value="0.694331">
                <text:p>0.6943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8905">
                <text:p>0.58905</text:p>
              </table:table-cell>
              <table:table-cell office:value-type="float" office:value="0.697562">
                <text:p>0.697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12">
                <text:p>0.706612</text:p>
              </table:table-cell>
              <table:table-cell office:value-type="float" office:value="0.721488">
                <text:p>0.721488</text:p>
              </table:table-cell>
              <table:table-cell office:value-type="float" office:value="0.689322">
                <text:p>0.6893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05826">
                <text:p>0.505826</text:p>
              </table:table-cell>
              <table:table-cell office:value-type="float" office:value="0.69186">
                <text:p>0.691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12">
                <text:p>0.706612</text:p>
              </table:table-cell>
              <table:table-cell office:value-type="float" office:value="0.721488">
                <text:p>0.721488</text:p>
              </table:table-cell>
              <table:table-cell office:value-type="float" office:value="0.68043">
                <text:p>0.680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595">
                <text:p>0.58595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851">
                <text:p>0.707851</text:p>
              </table:table-cell>
              <table:table-cell office:value-type="float" office:value="0.721488">
                <text:p>0.721488</text:p>
              </table:table-cell>
              <table:table-cell office:value-type="float" office:value="0.689116">
                <text:p>0.6891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33306">
                <text:p>0.633306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61">
                <text:p>0.705661</text:p>
              </table:table-cell>
              <table:table-cell office:value-type="float" office:value="0.721488">
                <text:p>0.721488</text:p>
              </table:table-cell>
              <table:table-cell office:value-type="float" office:value="0.693822">
                <text:p>0.6938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13017">
                <text:p>0.613017</text:p>
              </table:table-cell>
              <table:table-cell office:value-type="float" office:value="0.698099">
                <text:p>0.698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92">
                <text:p>0.705992</text:p>
              </table:table-cell>
              <table:table-cell office:value-type="float" office:value="0.721488">
                <text:p>0.721488</text:p>
              </table:table-cell>
              <table:table-cell office:value-type="float" office:value="0.691711">
                <text:p>0.6917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40124">
                <text:p>0.640124</text:p>
              </table:table-cell>
              <table:table-cell office:value-type="float" office:value="0.697025">
                <text:p>0.697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959">
                <text:p>0.709959</text:p>
              </table:table-cell>
              <table:table-cell office:value-type="float" office:value="0.721488">
                <text:p>0.721488</text:p>
              </table:table-cell>
              <table:table-cell office:value-type="float" office:value="0.694711">
                <text:p>0.6947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62438">
                <text:p>0.662438</text:p>
              </table:table-cell>
              <table:table-cell office:value-type="float" office:value="0.697314">
                <text:p>0.697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826">
                <text:p>0.71082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058">
                <text:p>0.69705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32851">
                <text:p>0.632851</text:p>
              </table:table-cell>
              <table:table-cell office:value-type="float" office:value="0.69719">
                <text:p>0.69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595">
                <text:p>0.70859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864">
                <text:p>0.6938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65744">
                <text:p>0.665744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603">
                <text:p>0.70760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169">
                <text:p>0.6971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47479">
                <text:p>0.647479</text:p>
              </table:table-cell>
              <table:table-cell office:value-type="float" office:value="0.695413">
                <text:p>0.6954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099">
                <text:p>0.70809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099">
                <text:p>0.6950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96901">
                <text:p>0.596901</text:p>
              </table:table-cell>
              <table:table-cell office:value-type="float" office:value="0.694545">
                <text:p>0.694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066">
                <text:p>0.70706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851">
                <text:p>0.6898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05372">
                <text:p>0.605372</text:p>
              </table:table-cell>
              <table:table-cell office:value-type="float" office:value="0.69595">
                <text:p>0.69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24">
                <text:p>0.70512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645">
                <text:p>0.6906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36116">
                <text:p>0.636116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62">
                <text:p>0.70256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653">
                <text:p>0.6936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97107">
                <text:p>0.597107</text:p>
              </table:table-cell>
              <table:table-cell office:value-type="float" office:value="0.696488">
                <text:p>0.6964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19">
                <text:p>0.70371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731">
                <text:p>0.6897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06612">
                <text:p>0.606612</text:p>
              </table:table-cell>
              <table:table-cell office:value-type="float" office:value="0.69843">
                <text:p>0.69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19">
                <text:p>0.70371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876">
                <text:p>0.69087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6343">
                <text:p>0.56343</text:p>
              </table:table-cell>
              <table:table-cell office:value-type="float" office:value="0.699132">
                <text:p>0.6991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6504">
                <text:p>0.6865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60207">
                <text:p>0.560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11">
                <text:p>0.704711</text:p>
              </table:table-cell>
              <table:table-cell office:value-type="float" office:value="0.724793">
                <text:p>0.724793</text:p>
              </table:table-cell>
              <table:table-cell office:value-type="float" office:value="0.686492">
                <text:p>0.6864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00289">
                <text:p>0.6002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52">
                <text:p>0.70475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504">
                <text:p>0.6905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08099">
                <text:p>0.608099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92">
                <text:p>0.70599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405">
                <text:p>0.6914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9752">
                <text:p>0.62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07">
                <text:p>0.70520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496">
                <text:p>0.6934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83017">
                <text:p>0.583017</text:p>
              </table:table-cell>
              <table:table-cell office:value-type="float" office:value="0.69843">
                <text:p>0.69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33">
                <text:p>0.706033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748">
                <text:p>0.6887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9545">
                <text:p>0.619545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93">
                <text:p>0.70479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401">
                <text:p>0.6924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47066">
                <text:p>0.647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39">
                <text:p>0.70433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14">
                <text:p>0.695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4752">
                <text:p>0.624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723">
                <text:p>0.69272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32273">
                <text:p>0.632273</text:p>
              </table:table-cell>
              <table:table-cell office:value-type="float" office:value="0.69938">
                <text:p>0.699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413">
                <text:p>0.6934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77727">
                <text:p>0.677727</text:p>
              </table:table-cell>
              <table:table-cell office:value-type="float" office:value="0.697107">
                <text:p>0.697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93">
                <text:p>0.70479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63">
                <text:p>0.6979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5124">
                <text:p>0.65124</text:p>
              </table:table-cell>
              <table:table-cell office:value-type="float" office:value="0.697521">
                <text:p>0.697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124">
                <text:p>0.6951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51983">
                <text:p>0.651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446">
                <text:p>0.6954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55785">
                <text:p>0.655785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814">
                <text:p>0.6958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30413">
                <text:p>0.6304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08">
                <text:p>0.70400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442">
                <text:p>0.69344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08926">
                <text:p>0.608926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4">
                <text:p>0.703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124">
                <text:p>0.6911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71488">
                <text:p>0.571488</text:p>
              </table:table-cell>
              <table:table-cell office:value-type="float" office:value="0.696529">
                <text:p>0.6965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54">
                <text:p>0.70355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157">
                <text:p>0.68715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94545">
                <text:p>0.594545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28">
                <text:p>0.70462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653">
                <text:p>0.6896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6488">
                <text:p>0.636488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32">
                <text:p>0.70413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979">
                <text:p>0.69397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13843">
                <text:p>0.613843</text:p>
              </table:table-cell>
              <table:table-cell office:value-type="float" office:value="0.697273">
                <text:p>0.697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39">
                <text:p>0.70433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545">
                <text:p>0.6915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3719">
                <text:p>0.653719</text:p>
              </table:table-cell>
              <table:table-cell office:value-type="float" office:value="0.698099">
                <text:p>0.698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2">
                <text:p>0.70318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6814">
                <text:p>0.66814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84">
                <text:p>0.70388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988">
                <text:p>0.6969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686">
                <text:p>0.65686</text:p>
              </table:table-cell>
              <table:table-cell office:value-type="float" office:value="0.694091">
                <text:p>0.694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64">
                <text:p>0.7032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421">
                <text:p>0.6954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2219">
                <text:p>0.62219</text:p>
              </table:table-cell>
              <table:table-cell office:value-type="float" office:value="0.689959">
                <text:p>0.68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78">
                <text:p>0.70367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583">
                <text:p>0.69158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89256">
                <text:p>0.589256</text:p>
              </table:table-cell>
              <table:table-cell office:value-type="float" office:value="0.693471">
                <text:p>0.693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88">
                <text:p>0.70338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612">
                <text:p>0.68861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30413">
                <text:p>0.630413</text:p>
              </table:table-cell>
              <table:table-cell office:value-type="float" office:value="0.688719">
                <text:p>0.688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19">
                <text:p>0.70371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285">
                <text:p>0.69228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56281">
                <text:p>0.656281</text:p>
              </table:table-cell>
              <table:table-cell office:value-type="float" office:value="0.696818">
                <text:p>0.6968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35">
                <text:p>0.70483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793">
                <text:p>0.69579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58678">
                <text:p>0.65867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67">
                <text:p>0.70396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248">
                <text:p>0.6962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75537">
                <text:p>0.675537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32">
                <text:p>0.70413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21">
                <text:p>0.69792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53678">
                <text:p>0.653678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33">
                <text:p>0.70603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938">
                <text:p>0.69593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64711">
                <text:p>0.664711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107">
                <text:p>0.70710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149">
                <text:p>0.69714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1612">
                <text:p>0.621612</text:p>
              </table:table-cell>
              <table:table-cell office:value-type="float" office:value="0.699091">
                <text:p>0.69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76">
                <text:p>0.70487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558">
                <text:p>0.69255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2219">
                <text:p>0.62219</text:p>
              </table:table-cell>
              <table:table-cell office:value-type="float" office:value="0.695909">
                <text:p>0.695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31">
                <text:p>0.70533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343">
                <text:p>0.69234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5041">
                <text:p>0.565041</text:p>
              </table:table-cell>
              <table:table-cell office:value-type="float" office:value="0.698636">
                <text:p>0.698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85">
                <text:p>0.70578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6946">
                <text:p>0.68694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80248">
                <text:p>0.580248</text:p>
              </table:table-cell>
              <table:table-cell office:value-type="float" office:value="0.694669">
                <text:p>0.694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76">
                <text:p>0.70487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979">
                <text:p>0.68797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91488">
                <text:p>0.591488</text:p>
              </table:table-cell>
              <table:table-cell office:value-type="float" office:value="0.699463">
                <text:p>0.6994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2">
                <text:p>0.703182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413">
                <text:p>0.6894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89132">
                <text:p>0.589132</text:p>
              </table:table-cell>
              <table:table-cell office:value-type="float" office:value="0.696818">
                <text:p>0.6968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37">
                <text:p>0.705537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149">
                <text:p>0.68914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22975">
                <text:p>0.622975</text:p>
              </table:table-cell>
              <table:table-cell office:value-type="float" office:value="0.697314">
                <text:p>0.697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5">
                <text:p>0.7059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624">
                <text:p>0.6926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35868">
                <text:p>0.635868</text:p>
              </table:table-cell>
              <table:table-cell office:value-type="float" office:value="0.692851">
                <text:p>0.692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975">
                <text:p>0.707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669">
                <text:p>0.6936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05496">
                <text:p>0.605496</text:p>
              </table:table-cell>
              <table:table-cell office:value-type="float" office:value="0.694917">
                <text:p>0.694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421">
                <text:p>0.6904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2438">
                <text:p>0.612438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88">
                <text:p>0.70338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318">
                <text:p>0.6913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95826">
                <text:p>0.595826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24">
                <text:p>0.70512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021">
                <text:p>0.69002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5124">
                <text:p>0.65124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61">
                <text:p>0.70566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678">
                <text:p>0.69567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16488">
                <text:p>0.6164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413">
                <text:p>0.70541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19">
                <text:p>0.692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1736">
                <text:p>0.621736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33">
                <text:p>0.70603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645">
                <text:p>0.69264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36364">
                <text:p>0.636364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066">
                <text:p>0.70706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26">
                <text:p>0.6942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29752">
                <text:p>0.62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3">
                <text:p>0.7034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318">
                <text:p>0.69331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72025">
                <text:p>0.572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54">
                <text:p>0.70355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558">
                <text:p>0.6875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44793">
                <text:p>0.544793</text:p>
              </table:table-cell>
              <table:table-cell office:value-type="float" office:value="0.699091">
                <text:p>0.69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636">
                <text:p>0.6846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67686">
                <text:p>0.56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017">
                <text:p>0.68701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29669">
                <text:p>0.62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21">
                <text:p>0.70252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219">
                <text:p>0.6932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27934">
                <text:p>0.627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19">
                <text:p>0.70371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165">
                <text:p>0.69316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30331">
                <text:p>0.630331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86">
                <text:p>0.70268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289">
                <text:p>0.6932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5938">
                <text:p>0.65938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34">
                <text:p>0.70293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182">
                <text:p>0.69618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3376">
                <text:p>0.63376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21">
                <text:p>0.70252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579">
                <text:p>0.69357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30372">
                <text:p>0.630372</text:p>
              </table:table-cell>
              <table:table-cell office:value-type="float" office:value="0.698264">
                <text:p>0.698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112">
                <text:p>0.69311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44587">
                <text:p>0.644587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756">
                <text:p>0.69475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28223">
                <text:p>0.628223</text:p>
              </table:table-cell>
              <table:table-cell office:value-type="float" office:value="0.697107">
                <text:p>0.697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52">
                <text:p>0.70475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008">
                <text:p>0.6930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7231">
                <text:p>0.637231</text:p>
              </table:table-cell>
              <table:table-cell office:value-type="float" office:value="0.694504">
                <text:p>0.694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67">
                <text:p>0.70396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57">
                <text:p>0.6935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64008">
                <text:p>0.564008</text:p>
              </table:table-cell>
              <table:table-cell office:value-type="float" office:value="0.690248">
                <text:p>0.6902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4">
                <text:p>0.703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574">
                <text:p>0.6857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65826">
                <text:p>0.565826</text:p>
              </table:table-cell>
              <table:table-cell office:value-type="float" office:value="0.695083">
                <text:p>0.6950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47">
                <text:p>0.703347</text:p>
              </table:table-cell>
              <table:table-cell office:value-type="float" office:value="0.724793">
                <text:p>0.724793</text:p>
              </table:table-cell>
              <table:table-cell office:value-type="float" office:value="0.686426">
                <text:p>0.6864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66033">
                <text:p>0.466033</text:p>
              </table:table-cell>
              <table:table-cell office:value-type="float" office:value="0.694504">
                <text:p>0.694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88">
                <text:p>0.703388</text:p>
              </table:table-cell>
              <table:table-cell office:value-type="float" office:value="0.724793">
                <text:p>0.724793</text:p>
              </table:table-cell>
              <table:table-cell office:value-type="float" office:value="0.676393">
                <text:p>0.67639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98017">
                <text:p>0.498017</text:p>
              </table:table-cell>
              <table:table-cell office:value-type="float" office:value="0.662645">
                <text:p>0.662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942">
                <text:p>0.706942</text:p>
              </table:table-cell>
              <table:table-cell office:value-type="float" office:value="0.724793">
                <text:p>0.724793</text:p>
              </table:table-cell>
              <table:table-cell office:value-type="float" office:value="0.67676">
                <text:p>0.6767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03182">
                <text:p>0.503182</text:p>
              </table:table-cell>
              <table:table-cell office:value-type="float" office:value="0.675496">
                <text:p>0.6754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264">
                <text:p>0.7082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78694">
                <text:p>0.67869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71612">
                <text:p>0.571612</text:p>
              </table:table-cell>
              <table:table-cell office:value-type="float" office:value="0.687521">
                <text:p>0.687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074">
                <text:p>0.71107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021">
                <text:p>0.68702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28636">
                <text:p>0.528636</text:p>
              </table:table-cell>
              <table:table-cell office:value-type="float" office:value="0.678388">
                <text:p>0.678388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298">
                <text:p>0.70929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1591">
                <text:p>0.68159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25661">
                <text:p>0.525661</text:p>
              </table:table-cell>
              <table:table-cell office:value-type="float" office:value="0.681322">
                <text:p>0.681322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55">
                <text:p>0.7104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1711">
                <text:p>0.6817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55041">
                <text:p>0.555041</text:p>
              </table:table-cell>
              <table:table-cell office:value-type="float" office:value="0.684215">
                <text:p>0.684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13">
                <text:p>0.710413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967">
                <text:p>0.6849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71074">
                <text:p>0.471074</text:p>
              </table:table-cell>
              <table:table-cell office:value-type="float" office:value="0.668099">
                <text:p>0.668099</text:p>
              </table:table-cell>
              <table:table-cell office:value-type="float" office:value="0.697107">
                <text:p>0.697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694">
                <text:p>0.711694</text:p>
              </table:table-cell>
              <table:table-cell office:value-type="float" office:value="0.724793">
                <text:p>0.724793</text:p>
              </table:table-cell>
              <table:table-cell office:value-type="float" office:value="0.674798">
                <text:p>0.67479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40868">
                <text:p>0.540868</text:p>
              </table:table-cell>
              <table:table-cell office:value-type="float" office:value="0.679339">
                <text:p>0.679339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248">
                <text:p>0.71024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3029">
                <text:p>0.68302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87149">
                <text:p>0.587149</text:p>
              </table:table-cell>
              <table:table-cell office:value-type="float" office:value="0.69186">
                <text:p>0.691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">
                <text:p>0.71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901">
                <text:p>0.68890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5938">
                <text:p>0.45938</text:p>
              </table:table-cell>
              <table:table-cell office:value-type="float" office:value="0.687727">
                <text:p>0.68772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215">
                <text:p>0.709215</text:p>
              </table:table-cell>
              <table:table-cell office:value-type="float" office:value="0.724793">
                <text:p>0.724793</text:p>
              </table:table-cell>
              <table:table-cell office:value-type="float" office:value="0.675632">
                <text:p>0.67563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47769">
                <text:p>0.347769</text:p>
              </table:table-cell>
              <table:table-cell office:value-type="float" office:value="0.642562">
                <text:p>0.642562</text:p>
              </table:table-cell>
              <table:table-cell office:value-type="float" office:value="0.694174">
                <text:p>0.694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55">
                <text:p>0.7104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59496">
                <text:p>0.65949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65413">
                <text:p>0.465413</text:p>
              </table:table-cell>
              <table:table-cell office:value-type="float" office:value="0.687893">
                <text:p>0.687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107">
                <text:p>0.707107</text:p>
              </table:table-cell>
              <table:table-cell office:value-type="float" office:value="0.724793">
                <text:p>0.724793</text:p>
              </table:table-cell>
              <table:table-cell office:value-type="float" office:value="0.676041">
                <text:p>0.67604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05413">
                <text:p>0.505413</text:p>
              </table:table-cell>
              <table:table-cell office:value-type="float" office:value="0.698554">
                <text:p>0.6985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09">
                <text:p>0.71090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1488">
                <text:p>0.68148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94339">
                <text:p>0.494339</text:p>
              </table:table-cell>
              <table:table-cell office:value-type="float" office:value="0.696901">
                <text:p>0.696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306">
                <text:p>0.713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0455">
                <text:p>0.68045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7314">
                <text:p>0.47314</text:p>
              </table:table-cell>
              <table:table-cell office:value-type="float" office:value="0.695826">
                <text:p>0.6958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603">
                <text:p>0.712603</text:p>
              </table:table-cell>
              <table:table-cell office:value-type="float" office:value="0.724793">
                <text:p>0.724793</text:p>
              </table:table-cell>
              <table:table-cell office:value-type="float" office:value="0.678157">
                <text:p>0.67815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27355">
                <text:p>0.62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769">
                <text:p>0.71276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012">
                <text:p>0.6940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02231">
                <text:p>0.6022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306">
                <text:p>0.713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554">
                <text:p>0.69155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91074">
                <text:p>0.591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306">
                <text:p>0.708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938">
                <text:p>0.68993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61736">
                <text:p>0.561736</text:p>
              </table:table-cell>
              <table:table-cell office:value-type="float" office:value="0.694421">
                <text:p>0.694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6145">
                <text:p>0.68614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56529">
                <text:p>0.656529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355">
                <text:p>0.7073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256">
                <text:p>0.6962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84711">
                <text:p>0.584711</text:p>
              </table:table-cell>
              <table:table-cell office:value-type="float" office:value="0.697893">
                <text:p>0.697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149">
                <text:p>0.70714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975">
                <text:p>0.68897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98802">
                <text:p>0.598802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69">
                <text:p>0.70466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314">
                <text:p>0.69031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16818">
                <text:p>0.6168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74">
                <text:p>0.70417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099">
                <text:p>0.6920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5413">
                <text:p>0.6154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93">
                <text:p>0.70289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831">
                <text:p>0.6918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80992">
                <text:p>0.6809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65">
                <text:p>0.70516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616">
                <text:p>0.69861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4719">
                <text:p>0.64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802">
                <text:p>0.70880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599">
                <text:p>0.6955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05785">
                <text:p>0.6057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">
                <text:p>0.7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579">
                <text:p>0.69157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74628">
                <text:p>0.574628</text:p>
              </table:table-cell>
              <table:table-cell office:value-type="float" office:value="0.699091">
                <text:p>0.69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94">
                <text:p>0.70669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041">
                <text:p>0.68804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99545">
                <text:p>0.499545</text:p>
              </table:table-cell>
              <table:table-cell office:value-type="float" office:value="0.694793">
                <text:p>0.694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2">
                <text:p>0.70562</text:p>
              </table:table-cell>
              <table:table-cell office:value-type="float" office:value="0.724793">
                <text:p>0.724793</text:p>
              </table:table-cell>
              <table:table-cell office:value-type="float" office:value="0.679996">
                <text:p>0.67999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48182">
                <text:p>0.548182</text:p>
              </table:table-cell>
              <table:table-cell office:value-type="float" office:value="0.697397">
                <text:p>0.697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6">
                <text:p>0.7037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934">
                <text:p>0.68493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3905">
                <text:p>0.53905</text:p>
              </table:table-cell>
              <table:table-cell office:value-type="float" office:value="0.693967">
                <text:p>0.693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69">
                <text:p>0.70276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3579">
                <text:p>0.6835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64215">
                <text:p>0.464215</text:p>
              </table:table-cell>
              <table:table-cell office:value-type="float" office:value="0.686281">
                <text:p>0.6862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36">
                <text:p>0.703636</text:p>
              </table:table-cell>
              <table:table-cell office:value-type="float" office:value="0.724793">
                <text:p>0.724793</text:p>
              </table:table-cell>
              <table:table-cell office:value-type="float" office:value="0.675413">
                <text:p>0.67541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42025">
                <text:p>0.542025</text:p>
              </table:table-cell>
              <table:table-cell office:value-type="float" office:value="0.695537">
                <text:p>0.695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65">
                <text:p>0.70516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273">
                <text:p>0.68427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41983">
                <text:p>0.541983</text:p>
              </table:table-cell>
              <table:table-cell office:value-type="float" office:value="0.696364">
                <text:p>0.69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06">
                <text:p>0.703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165">
                <text:p>0.68416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26736">
                <text:p>0.526736</text:p>
              </table:table-cell>
              <table:table-cell office:value-type="float" office:value="0.678264">
                <text:p>0.678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2">
                <text:p>0.703512</text:p>
              </table:table-cell>
              <table:table-cell office:value-type="float" office:value="0.724793">
                <text:p>0.724793</text:p>
              </table:table-cell>
              <table:table-cell office:value-type="float" office:value="0.680851">
                <text:p>0.68085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68843">
                <text:p>0.568843</text:p>
              </table:table-cell>
              <table:table-cell office:value-type="float" office:value="0.679876">
                <text:p>0.67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52">
                <text:p>0.704752</text:p>
              </table:table-cell>
              <table:table-cell office:value-type="float" office:value="0.724793">
                <text:p>0.724793</text:p>
              </table:table-cell>
              <table:table-cell office:value-type="float" office:value="0.685347">
                <text:p>0.68534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47934">
                <text:p>0.547934</text:p>
              </table:table-cell>
              <table:table-cell office:value-type="float" office:value="0.679628">
                <text:p>0.6796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45">
                <text:p>0.70454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3211">
                <text:p>0.6832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51694">
                <text:p>0.551694</text:p>
              </table:table-cell>
              <table:table-cell office:value-type="float" office:value="0.672975">
                <text:p>0.672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06">
                <text:p>0.703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2798">
                <text:p>0.68279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48099">
                <text:p>0.548099</text:p>
              </table:table-cell>
              <table:table-cell office:value-type="float" office:value="0.68938">
                <text:p>0.689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3996">
                <text:p>0.68399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89793">
                <text:p>0.589793</text:p>
              </table:table-cell>
              <table:table-cell office:value-type="float" office:value="0.694793">
                <text:p>0.694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78">
                <text:p>0.70367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826">
                <text:p>0.68882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27686">
                <text:p>0.62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93">
                <text:p>0.70289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058">
                <text:p>0.6930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43471">
                <text:p>0.643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2">
                <text:p>0.7056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909">
                <text:p>0.69490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69215">
                <text:p>0.669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76">
                <text:p>0.70487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409">
                <text:p>0.69740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72355">
                <text:p>0.672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483">
                <text:p>0.69748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78926">
                <text:p>0.678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14">
                <text:p>0.6981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84669">
                <text:p>0.684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715">
                <text:p>0.6987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97562">
                <text:p>0.697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700004">
                <text:p>0.70000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77314">
                <text:p>0.677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79">
                <text:p>0.6979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89091">
                <text:p>0.68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157">
                <text:p>0.69915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75207">
                <text:p>0.675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769">
                <text:p>0.69776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96364">
                <text:p>0.69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69">
                <text:p>0.70276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913">
                <text:p>0.69991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90289">
                <text:p>0.6902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47">
                <text:p>0.70334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364">
                <text:p>0.69936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57273">
                <text:p>0.657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72">
                <text:p>0.70537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264">
                <text:p>0.69626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7124">
                <text:p>0.67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388">
                <text:p>0.69738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6124">
                <text:p>0.66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54">
                <text:p>0.70355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479">
                <text:p>0.69647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54008">
                <text:p>0.654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36">
                <text:p>0.70363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764">
                <text:p>0.6957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69587">
                <text:p>0.66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207">
                <text:p>0.69720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72314">
                <text:p>0.672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2">
                <text:p>0.70351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583">
                <text:p>0.69758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34959">
                <text:p>0.634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85">
                <text:p>0.70578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074">
                <text:p>0.69407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40207">
                <text:p>0.640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12">
                <text:p>0.70661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682">
                <text:p>0.69468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82562">
                <text:p>0.582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339">
                <text:p>0.70933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19">
                <text:p>0.6891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1657">
                <text:p>0.616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669">
                <text:p>0.70966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624">
                <text:p>0.69262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29917">
                <text:p>0.62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636">
                <text:p>0.70863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855">
                <text:p>0.69385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76653">
                <text:p>0.576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289">
                <text:p>0.71028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694">
                <text:p>0.68869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30702">
                <text:p>0.630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09">
                <text:p>0.71090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161">
                <text:p>0.69416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61033">
                <text:p>0.561033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744">
                <text:p>0.71074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045">
                <text:p>0.6870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02645">
                <text:p>0.502645</text:p>
              </table:table-cell>
              <table:table-cell office:value-type="float" office:value="0.697893">
                <text:p>0.697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355">
                <text:p>0.7073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0789">
                <text:p>0.68078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47521">
                <text:p>0.547521</text:p>
              </table:table-cell>
              <table:table-cell office:value-type="float" office:value="0.699752">
                <text:p>0.69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31">
                <text:p>0.705331</text:p>
              </table:table-cell>
              <table:table-cell office:value-type="float" office:value="0.726446">
                <text:p>0.726446</text:p>
              </table:table-cell>
              <table:table-cell office:value-type="float" office:value="0.68526">
                <text:p>0.6852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07066">
                <text:p>0.607066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87">
                <text:p>0.704587</text:p>
              </table:table-cell>
              <table:table-cell office:value-type="float" office:value="0.726446">
                <text:p>0.726446</text:p>
              </table:table-cell>
              <table:table-cell office:value-type="float" office:value="0.69105">
                <text:p>0.6910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15455">
                <text:p>0.6154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835">
                <text:p>0.704835</text:p>
              </table:table-cell>
              <table:table-cell office:value-type="float" office:value="0.726446">
                <text:p>0.726446</text:p>
              </table:table-cell>
              <table:table-cell office:value-type="float" office:value="0.692029">
                <text:p>0.69202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27521">
                <text:p>0.627521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26446">
                <text:p>0.726446</text:p>
              </table:table-cell>
              <table:table-cell office:value-type="float" office:value="0.693231">
                <text:p>0.69323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31446">
                <text:p>0.631446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32">
                <text:p>0.704132</text:p>
              </table:table-cell>
              <table:table-cell office:value-type="float" office:value="0.726446">
                <text:p>0.726446</text:p>
              </table:table-cell>
              <table:table-cell office:value-type="float" office:value="0.693483">
                <text:p>0.69348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19256">
                <text:p>0.619256</text:p>
              </table:table-cell>
              <table:table-cell office:value-type="float" office:value="0.697107">
                <text:p>0.697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69">
                <text:p>0.704669</text:p>
              </table:table-cell>
              <table:table-cell office:value-type="float" office:value="0.726446">
                <text:p>0.726446</text:p>
              </table:table-cell>
              <table:table-cell office:value-type="float" office:value="0.692103">
                <text:p>0.69210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6281">
                <text:p>0.56281</text:p>
              </table:table-cell>
              <table:table-cell office:value-type="float" office:value="0.693678">
                <text:p>0.693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65">
                <text:p>0.705165</text:p>
              </table:table-cell>
              <table:table-cell office:value-type="float" office:value="0.726446">
                <text:p>0.726446</text:p>
              </table:table-cell>
              <table:table-cell office:value-type="float" office:value="0.686165">
                <text:p>0.68616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77727">
                <text:p>0.577727</text:p>
              </table:table-cell>
              <table:table-cell office:value-type="float" office:value="0.692438">
                <text:p>0.692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26">
                <text:p>0.703926</text:p>
              </table:table-cell>
              <table:table-cell office:value-type="float" office:value="0.726446">
                <text:p>0.726446</text:p>
              </table:table-cell>
              <table:table-cell office:value-type="float" office:value="0.687409">
                <text:p>0.68740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74215">
                <text:p>0.574215</text:p>
              </table:table-cell>
              <table:table-cell office:value-type="float" office:value="0.68719">
                <text:p>0.68719</text:p>
              </table:table-cell>
              <table:table-cell office:value-type="float" office:value="0.699091">
                <text:p>0.69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71">
                <text:p>0.703471</text:p>
              </table:table-cell>
              <table:table-cell office:value-type="float" office:value="0.726446">
                <text:p>0.726446</text:p>
              </table:table-cell>
              <table:table-cell office:value-type="float" office:value="0.686397">
                <text:p>0.68639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55041">
                <text:p>0.555041</text:p>
              </table:table-cell>
              <table:table-cell office:value-type="float" office:value="0.688678">
                <text:p>0.68867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07">
                <text:p>0.7052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84876">
                <text:p>0.68487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63926">
                <text:p>0.663926</text:p>
              </table:table-cell>
              <table:table-cell office:value-type="float" office:value="0.697479">
                <text:p>0.697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066">
                <text:p>0.70706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847">
                <text:p>0.69684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50579">
                <text:p>0.650579</text:p>
              </table:table-cell>
              <table:table-cell office:value-type="float" office:value="0.698802">
                <text:p>0.698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11">
                <text:p>0.70471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409">
                <text:p>0.69540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24298">
                <text:p>0.624298</text:p>
              </table:table-cell>
              <table:table-cell office:value-type="float" office:value="0.698719">
                <text:p>0.698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71">
                <text:p>0.703471</text:p>
              </table:table-cell>
              <table:table-cell office:value-type="float" office:value="0.728926">
                <text:p>0.728926</text:p>
              </table:table-cell>
              <table:table-cell office:value-type="float" office:value="0.692649">
                <text:p>0.69264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58926">
                <text:p>0.658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93">
                <text:p>0.70289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6182">
                <text:p>0.69618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06074">
                <text:p>0.606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93">
                <text:p>0.70289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0897">
                <text:p>0.69089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32314">
                <text:p>0.632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39">
                <text:p>0.70433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3665">
                <text:p>0.69366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09008">
                <text:p>0.60900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74">
                <text:p>0.70607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1492">
                <text:p>0.69149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01446">
                <text:p>0.601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82">
                <text:p>0.703182</text:p>
              </table:table-cell>
              <table:table-cell office:value-type="float" office:value="0.728926">
                <text:p>0.728926</text:p>
              </table:table-cell>
              <table:table-cell office:value-type="float" office:value="0.690463">
                <text:p>0.69046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53636">
                <text:p>0.653636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65">
                <text:p>0.70516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864">
                <text:p>0.69586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13017">
                <text:p>0.613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5">
                <text:p>0.7040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1707">
                <text:p>0.6917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97273">
                <text:p>0.597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025">
                <text:p>0.712025</text:p>
              </table:table-cell>
              <table:table-cell office:value-type="float" office:value="0.728926">
                <text:p>0.728926</text:p>
              </table:table-cell>
              <table:table-cell office:value-type="float" office:value="0.69093">
                <text:p>0.6909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33843">
                <text:p>0.633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579">
                <text:p>0.715579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942">
                <text:p>0.69494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35413">
                <text:p>0.6354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058">
                <text:p>0.713058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847">
                <text:p>0.69484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45165">
                <text:p>0.545165</text:p>
              </table:table-cell>
              <table:table-cell office:value-type="float" office:value="0.69657">
                <text:p>0.696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091">
                <text:p>0.709091</text:p>
              </table:table-cell>
              <table:table-cell office:value-type="float" office:value="0.728926">
                <text:p>0.728926</text:p>
              </table:table-cell>
              <table:table-cell office:value-type="float" office:value="0.685083">
                <text:p>0.68508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82355">
                <text:p>0.482355</text:p>
              </table:table-cell>
              <table:table-cell office:value-type="float" office:value="0.686405">
                <text:p>0.686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843">
                <text:p>0.708843</text:p>
              </table:table-cell>
              <table:table-cell office:value-type="float" office:value="0.728926">
                <text:p>0.728926</text:p>
              </table:table-cell>
              <table:table-cell office:value-type="float" office:value="0.67776">
                <text:p>0.6777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22025">
                <text:p>0.622025</text:p>
              </table:table-cell>
              <table:table-cell office:value-type="float" office:value="0.699421">
                <text:p>0.699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934">
                <text:p>0.707934</text:p>
              </table:table-cell>
              <table:table-cell office:value-type="float" office:value="0.728926">
                <text:p>0.728926</text:p>
              </table:table-cell>
              <table:table-cell office:value-type="float" office:value="0.692938">
                <text:p>0.69293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3343">
                <text:p>0.63343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983">
                <text:p>0.711983</text:p>
              </table:table-cell>
              <table:table-cell office:value-type="float" office:value="0.728926">
                <text:p>0.728926</text:p>
              </table:table-cell>
              <table:table-cell office:value-type="float" office:value="0.694459">
                <text:p>0.69445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44545">
                <text:p>0.644545</text:p>
              </table:table-cell>
              <table:table-cell office:value-type="float" office:value="0.699421">
                <text:p>0.699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446">
                <text:p>0.711446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541">
                <text:p>0.69554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49256">
                <text:p>0.649256</text:p>
              </table:table-cell>
              <table:table-cell office:value-type="float" office:value="0.699752">
                <text:p>0.69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207">
                <text:p>0.710207</text:p>
              </table:table-cell>
              <table:table-cell office:value-type="float" office:value="0.728926">
                <text:p>0.728926</text:p>
              </table:table-cell>
              <table:table-cell office:value-type="float" office:value="0.695921">
                <text:p>0.695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